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567cm" fo:margin-left="0.065cm" fo:margin-top="0cm" fo:margin-bottom="0cm" table:align="left"/>
    </style:style>
    <style:style style:name="Table2.A" style:family="table-column">
      <style:table-column-properties style:column-width="4.803cm"/>
    </style:style>
    <style:style style:name="Table2.B" style:family="table-column">
      <style:table-column-properties style:column-width="4.494cm"/>
    </style:style>
    <style:style style:name="Table2.C" style:family="table-column">
      <style:table-column-properties style:column-width="4.265cm"/>
    </style:style>
    <style:style style:name="Table2.D" style:family="table-column">
      <style:table-column-properties style:column-width="5.226cm"/>
    </style:style>
    <style:style style:name="Table2.E" style:family="table-column">
      <style:table-column-properties style:column-width="5.779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2.A5" style:family="table-cell">
      <style:table-cell-properties style:vertical-align="" fo:padding="0.176cm" fo:border="1pt solid #000000"/>
    </style:style>
    <style:style style:name="Table2.B5" style:family="table-cell">
      <style:table-cell-properties style:vertical-align="" fo:padding="0.176cm" fo:border-left="1pt solid #000000" fo:border-right="1pt solid #000000" fo:border-top="none" fo:border-bottom="1pt solid #000000"/>
    </style:style>
    <style:style style:name="Table2.C5" style:family="table-cell">
      <style:table-cell-properties style:vertical-align="" fo:padding="0.176cm" fo:border-left="1pt solid #000000" fo:border-right="1pt solid #000000" fo:border-top="none" fo:border-bottom="1pt solid #000000"/>
    </style:style>
    <style:style style:name="Table2.D5" style:family="table-cell">
      <style:table-cell-properties style:vertical-align="" fo:padding="0.176cm" fo:border-left="1pt solid #000000" fo:border-right="1pt solid #000000" fo:border-top="none" fo:border-bottom="1pt solid #000000"/>
    </style:style>
    <style:style style:name="Table2.E5" style:family="table-cell">
      <style:table-cell-properties style:vertical-align="" fo:padding="0.176cm" fo:border-left="1pt solid #000000" fo:border-right="1pt solid #000000" fo:border-top="none" fo:border-bottom="1pt solid #000000"/>
    </style:style>
    <style:style style:name="Table2.A6" style:family="table-cell">
      <style:table-cell-properties style:vertical-align="" fo:padding="0.176cm" fo:border="1pt solid #000000"/>
    </style:style>
    <style:style style:name="Table2.B6" style:family="table-cell">
      <style:table-cell-properties style:vertical-align="" fo:padding="0.176cm" fo:border-left="1pt solid #000000" fo:border-right="1pt solid #000000" fo:border-top="none" fo:border-bottom="1pt solid #000000"/>
    </style:style>
    <style:style style:name="Table2.C6" style:family="table-cell">
      <style:table-cell-properties style:vertical-align="" fo:padding="0.176cm" fo:border-left="1pt solid #000000" fo:border-right="1pt solid #000000" fo:border-top="none" fo:border-bottom="1pt solid #000000"/>
    </style:style>
    <style:style style:name="Table2.D6" style:family="table-cell">
      <style:table-cell-properties style:vertical-align="" fo:padding="0.176cm" fo:border-left="1pt solid #000000" fo:border-right="1pt solid #000000" fo:border-top="none" fo:border-bottom="1pt solid #000000"/>
    </style:style>
    <style:style style:name="Table2.E6" style:family="table-cell">
      <style:table-cell-properties style:vertical-align="" fo:padding="0.176cm" fo:border-left="1pt solid #000000" fo:border-right="1pt solid #000000" fo:border-top="none" fo:border-bottom="1pt solid #000000"/>
    </style:style>
    <style:style style:name="Table2.A7" style:family="table-cell">
      <style:table-cell-properties style:vertical-align="" fo:padding="0.176cm" fo:border-left="1pt solid #000000" fo:border-right="1pt solid #000000" fo:border-top="none" fo:border-bottom="1pt solid #000000"/>
    </style:style>
    <style:style style:name="Table2.B7" style:family="table-cell">
      <style:table-cell-properties style:vertical-align="" fo:padding="0.176cm" fo:border-left="1pt solid #000000" fo:border-right="1pt solid #000000" fo:border-top="none" fo:border-bottom="1pt solid #000000"/>
    </style:style>
    <style:style style:name="Table2.C7" style:family="table-cell">
      <style:table-cell-properties style:vertical-align="" fo:padding="0.176cm" fo:border-left="1pt solid #000000" fo:border-right="1pt solid #000000" fo:border-top="none" fo:border-bottom="1pt solid #000000"/>
    </style:style>
    <style:style style:name="Table2.D7" style:family="table-cell">
      <style:table-cell-properties style:vertical-align="" fo:padding="0.176cm" fo:border-left="1pt solid #000000" fo:border-right="1pt solid #000000" fo:border-top="none" fo:border-bottom="1pt solid #000000"/>
    </style:style>
    <style:style style:name="Table2.E7" style:family="table-cell">
      <style:table-cell-properties style:vertical-align="" fo:padding="0.176cm" fo:border-left="1pt solid #000000" fo:border-right="1pt solid #000000" fo:border-top="none" fo:border-bottom="1pt solid #000000"/>
    </style:style>
    <style:style style:name="Table2.8" style:family="table-row">
      <style:table-row-properties style:min-row-height="9.513cm" fo:keep-together="auto"/>
    </style:style>
    <style:style style:name="Table2.A8" style:family="table-cell">
      <style:table-cell-properties style:vertical-align="" fo:padding="0.176cm" fo:border-left="1pt solid #000000" fo:border-right="1pt solid #000000" fo:border-top="none" fo:border-bottom="1pt solid #000000"/>
    </style:style>
    <style:style style:name="Table2.B8" style:family="table-cell">
      <style:table-cell-properties style:vertical-align="" fo:padding="0.176cm" fo:border-left="1pt solid #000000" fo:border-right="1pt solid #000000" fo:border-top="none" fo:border-bottom="1pt solid #000000"/>
    </style:style>
    <style:style style:name="Table2.C8" style:family="table-cell">
      <style:table-cell-properties style:vertical-align="" fo:padding="0.176cm" fo:border-left="1pt solid #000000" fo:border-right="1pt solid #000000" fo:border-top="none" fo:border-bottom="1pt solid #000000"/>
    </style:style>
    <style:style style:name="Table2.D8" style:family="table-cell">
      <style:table-cell-properties style:vertical-align="" fo:padding="0.176cm" fo:border-left="1pt solid #000000" fo:border-right="1pt solid #000000" fo:border-top="none" fo:border-bottom="1pt solid #000000"/>
    </style:style>
    <style:style style:name="Table2.E8" style:family="table-cell">
      <style:table-cell-properties style:vertical-align="" fo:padding="0.176cm" fo:border-left="1pt solid #000000" fo:border-right="1pt solid #000000" fo:border-top="none" fo:border-bottom="1pt solid #000000"/>
    </style:style>
    <style:style style:name="Table2.A9" style:family="table-cell">
      <style:table-cell-properties style:vertical-align="" fo:padding="0.176cm" fo:border-left="1pt solid #000000" fo:border-right="1pt solid #000000" fo:border-top="none" fo:border-bottom="1pt solid #000000"/>
    </style:style>
    <style:style style:name="Table2.B9" style:family="table-cell">
      <style:table-cell-properties style:vertical-align="" fo:padding="0.176cm" fo:border-left="1pt solid #000000" fo:border-right="1pt solid #000000" fo:border-top="none" fo:border-bottom="1pt solid #000000"/>
    </style:style>
    <style:style style:name="Table2.C9" style:family="table-cell">
      <style:table-cell-properties style:vertical-align="" fo:padding="0.176cm" fo:border-left="1pt solid #000000" fo:border-right="1pt solid #000000" fo:border-top="none" fo:border-bottom="1pt solid #000000"/>
    </style:style>
    <style:style style:name="Table2.D9" style:family="table-cell">
      <style:table-cell-properties style:vertical-align="" fo:padding="0.176cm" fo:border-left="1pt solid #000000" fo:border-right="1pt solid #000000" fo:border-top="none" fo:border-bottom="1pt solid #000000"/>
    </style:style>
    <style:style style:name="Table2.E9" style:family="table-cell">
      <style:table-cell-properties style:vertical-align="" fo:padding="0.176cm" fo:border-left="1pt solid #000000" fo:border-right="1pt solid #000000" fo:border-top="none" fo:border-bottom="1pt solid #000000"/>
    </style:style>
    <style:style style:name="Table2.A10" style:family="table-cell">
      <style:table-cell-properties style:vertical-align="" fo:padding="0.176cm" fo:border-left="1pt solid #000000" fo:border-right="1pt solid #000000" fo:border-top="none" fo:border-bottom="1pt solid #000000"/>
    </style:style>
    <style:style style:name="Table2.B10" style:family="table-cell">
      <style:table-cell-properties style:vertical-align="" fo:padding="0.176cm" fo:border-left="1pt solid #000000" fo:border-right="1pt solid #000000" fo:border-top="none" fo:border-bottom="1pt solid #000000"/>
    </style:style>
    <style:style style:name="Table2.C10" style:family="table-cell">
      <style:table-cell-properties style:vertical-align="" fo:padding="0.176cm" fo:border-left="1pt solid #000000" fo:border-right="1pt solid #000000" fo:border-top="none" fo:border-bottom="1pt solid #000000"/>
    </style:style>
    <style:style style:name="Table2.D10" style:family="table-cell">
      <style:table-cell-properties style:vertical-align="" fo:padding="0.176cm" fo:border-left="1pt solid #000000" fo:border-right="1pt solid #000000" fo:border-top="none" fo:border-bottom="1pt solid #000000"/>
    </style:style>
    <style:style style:name="Table2.E10" style:family="table-cell">
      <style:table-cell-properties style:vertical-align="" fo:padding="0.176cm" fo:border-left="1pt solid #000000" fo:border-right="1pt solid #000000" fo:border-top="none" fo:border-bottom="1pt solid #000000"/>
    </style:style>
    <style:style style:name="Table2.A11" style:family="table-cell">
      <style:table-cell-properties style:vertical-align="" fo:padding="0.176cm" fo:border-left="1pt solid #000000" fo:border-right="1pt solid #000000" fo:border-top="none" fo:border-bottom="1pt solid #000000"/>
    </style:style>
    <style:style style:name="Table2.B11" style:family="table-cell">
      <style:table-cell-properties style:vertical-align="" fo:padding="0.176cm" fo:border-left="1pt solid #000000" fo:border-right="1pt solid #000000" fo:border-top="none" fo:border-bottom="1pt solid #000000"/>
    </style:style>
    <style:style style:name="Table2.C11" style:family="table-cell">
      <style:table-cell-properties style:vertical-align="" fo:padding="0.176cm" fo:border-left="1pt solid #000000" fo:border-right="1pt solid #000000" fo:border-top="none" fo:border-bottom="1pt solid #000000"/>
    </style:style>
    <style:style style:name="Table2.D11" style:family="table-cell">
      <style:table-cell-properties style:vertical-align="" fo:padding="0.176cm" fo:border-left="1pt solid #000000" fo:border-right="1pt solid #000000" fo:border-top="none" fo:border-bottom="1pt solid #000000"/>
    </style:style>
    <style:style style:name="Table2.E11" style:family="table-cell">
      <style:table-cell-properties style:vertical-align="" fo:padding="0.176cm" fo:border-left="1pt solid #000000" fo:border-right="1pt solid #000000" fo:border-top="none" fo:border-bottom="1pt solid #000000"/>
    </style:style>
    <style:style style:name="Table2.A12" style:family="table-cell">
      <style:table-cell-properties style:vertical-align="" fo:padding="0.176cm" fo:border-left="1pt solid #000000" fo:border-right="1pt solid #000000" fo:border-top="none" fo:border-bottom="1pt solid #000000"/>
    </style:style>
    <style:style style:name="Table2.B12" style:family="table-cell">
      <style:table-cell-properties style:vertical-align="" fo:padding="0.176cm" fo:border-left="1pt solid #000000" fo:border-right="1pt solid #000000" fo:border-top="none" fo:border-bottom="1pt solid #000000"/>
    </style:style>
    <style:style style:name="Table2.C12" style:family="table-cell">
      <style:table-cell-properties style:vertical-align="" fo:padding="0.176cm" fo:border-left="1pt solid #000000" fo:border-right="1pt solid #000000" fo:border-top="none" fo:border-bottom="1pt solid #000000"/>
    </style:style>
    <style:style style:name="Table2.D12" style:family="table-cell">
      <style:table-cell-properties style:vertical-align="" fo:padding="0.176cm" fo:border-left="1pt solid #000000" fo:border-right="1pt solid #000000" fo:border-top="none" fo:border-bottom="1pt solid #000000"/>
    </style:style>
    <style:style style:name="Table2.E12" style:family="table-cell">
      <style:table-cell-properties style:vertical-align="" fo:padding="0.176cm" fo:border-left="1pt solid #000000" fo:border-right="1pt solid #000000" fo:border-top="none" fo:border-bottom="1pt solid #000000"/>
    </style:style>
    <style:style style:name="Table2.A13" style:family="table-cell">
      <style:table-cell-properties style:vertical-align="" fo:padding="0.176cm" fo:border-left="1pt solid #000000" fo:border-right="1pt solid #000000" fo:border-top="none" fo:border-bottom="1pt solid #000000"/>
    </style:style>
    <style:style style:name="Table2.B13" style:family="table-cell">
      <style:table-cell-properties style:vertical-align="" fo:padding="0.176cm" fo:border-left="1pt solid #000000" fo:border-right="1pt solid #000000" fo:border-top="none" fo:border-bottom="1pt solid #000000"/>
    </style:style>
    <style:style style:name="Table2.C13" style:family="table-cell">
      <style:table-cell-properties style:vertical-align="" fo:padding="0.176cm" fo:border-left="1pt solid #000000" fo:border-right="1pt solid #000000" fo:border-top="none" fo:border-bottom="1pt solid #000000"/>
    </style:style>
    <style:style style:name="Table2.D13" style:family="table-cell">
      <style:table-cell-properties style:vertical-align="" fo:padding="0.176cm" fo:border-left="1pt solid #000000" fo:border-right="1pt solid #000000" fo:border-top="none" fo:border-bottom="1pt solid #000000"/>
    </style:style>
    <style:style style:name="Table2.E13" style:family="table-cell">
      <style:table-cell-properties style:vertical-align="" fo:padding="0.176cm" fo:border-left="1pt solid #000000" fo:border-right="1pt solid #000000" fo:border-top="none" fo:border-bottom="1pt solid #000000"/>
    </style:style>
    <style:style style:name="Table2.A14" style:family="table-cell">
      <style:table-cell-properties style:vertical-align="" fo:padding="0.176cm" fo:border-left="1pt solid #000000" fo:border-right="1pt solid #000000" fo:border-top="none" fo:border-bottom="1pt solid #000000"/>
    </style:style>
    <style:style style:name="Table2.B14" style:family="table-cell">
      <style:table-cell-properties style:vertical-align="" fo:padding="0.176cm" fo:border-left="1pt solid #000000" fo:border-right="1pt solid #000000" fo:border-top="none" fo:border-bottom="1pt solid #000000"/>
    </style:style>
    <style:style style:name="Table2.C14" style:family="table-cell">
      <style:table-cell-properties style:vertical-align="" fo:padding="0.176cm" fo:border-left="1pt solid #000000" fo:border-right="1pt solid #000000" fo:border-top="none" fo:border-bottom="1pt solid #000000"/>
    </style:style>
    <style:style style:name="Table2.D14" style:family="table-cell">
      <style:table-cell-properties style:vertical-align="" fo:padding="0.176cm" fo:border-left="1pt solid #000000" fo:border-right="1pt solid #000000" fo:border-top="none" fo:border-bottom="1pt solid #000000"/>
    </style:style>
    <style:style style:name="Table2.E14"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style>
    <style:style style:name="P2"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style>
    <style:style style:name="P3" style:family="paragraph" style:parent-style-name="Standard">
      <style:paragraph-properties fo:margin-top="0.353cm" fo:margin-bottom="0cm" style:contextual-spacing="false" fo:line-height="100%"/>
    </style:style>
    <style:style style:name="P4" style:family="paragraph" style:parent-style-name="Standard">
      <style:text-properties style:font-name="Montserrat" style:font-name-asian="Montserrat1" style:font-name-complex="Montserrat1"/>
    </style:style>
    <style:style style:name="P5" style:family="paragraph" style:parent-style-name="Standard">
      <style:paragraph-properties fo:line-height="100%" fo:text-align="center" style:justify-single-word="false" fo:orphans="0" fo:widows="0"/>
      <style:text-properties style:font-name="Montserrat" style:font-name-asian="Montserrat1" style:font-name-complex="Montserrat1"/>
    </style:style>
    <style:style style:name="P6" style:family="paragraph" style:parent-style-name="Standard">
      <style:text-properties style:font-name="Montserrat" fo:font-size="12pt" fo:font-weight="bold" style:font-name-asian="Montserrat1" style:font-size-asian="12pt" style:font-weight-asian="bold" style:font-name-complex="Montserrat1" style:font-size-complex="12pt"/>
    </style:style>
    <style:style style:name="P7" style:family="paragraph" style:parent-style-name="Standard">
      <style:paragraph-properties fo:line-height="100%" fo:orphans="0" fo:widows="0"/>
      <style:text-properties style:font-name="Montserrat" fo:font-size="12pt" fo:font-weight="bold" style:font-name-asian="Montserrat1" style:font-size-asian="12pt" style:font-weight-asian="bold" style:font-name-complex="Montserrat1" style:font-size-complex="12pt"/>
    </style:style>
    <style:style style:name="P8" style:family="paragraph" style:parent-style-name="Standard">
      <style:paragraph-properties fo:line-height="100%" fo:orphans="0" fo:widows="0"/>
      <style:text-properties style:font-name="Montserrat" fo:font-size="12pt" style:font-name-asian="Montserrat1" style:font-size-asian="12pt" style:font-name-complex="Montserrat1" style:font-size-complex="12pt"/>
    </style:style>
    <style:style style:name="P9" style:family="paragraph" style:parent-style-name="Standard">
      <style:paragraph-properties fo:line-height="100%" fo:text-align="center" style:justify-single-word="false" fo:orphans="0" fo:widows="0"/>
      <style:text-properties style:font-name="Montserrat" fo:font-size="14pt" style:font-name-asian="Montserrat1" style:font-size-asian="14pt" style:font-name-complex="Montserrat1" style:font-size-complex="14pt"/>
    </style:style>
    <style:style style:name="P10" style:family="paragraph" style:parent-style-name="Title">
      <style:paragraph-properties fo:margin-top="0cm" fo:margin-bottom="0.423cm" style:contextual-spacing="false" fo:line-height="100%" fo:text-align="center" style:justify-single-word="false" fo:orphans="0" fo:widows="0"/>
      <style:text-properties style:font-name="Montserrat" fo:font-weight="bold" style:font-name-asian="Montserrat1" style:font-weight-asian="bold" style:font-name-complex="Montserrat1"/>
    </style:style>
    <style:style style:name="P11" style:family="paragraph" style:parent-style-name="Standard">
      <style:text-properties fo:color="#666666" loext:opacity="100%" style:font-name="Montserrat" fo:font-size="12pt" style:font-name-asian="Montserrat1" style:font-size-asian="12pt" style:font-name-complex="Montserrat1" style:font-size-complex="12pt"/>
    </style:style>
    <style:style style:name="P12" style:family="paragraph" style:parent-style-name="Standard">
      <style:paragraph-properties fo:margin-top="0.353cm" fo:margin-bottom="0cm" style:contextual-spacing="false" fo:line-height="100%"/>
      <style:text-properties fo:color="#666666" loext:opacity="100%" style:font-name="Montserrat" fo:font-size="12pt" style:font-name-asian="Montserrat1" style:font-size-asian="12pt" style:font-name-complex="Montserrat1" style:font-size-complex="12pt"/>
    </style:style>
    <style:style style:name="P13" style:family="paragraph" style:parent-style-name="Standard">
      <style:paragraph-properties fo:margin-left="1.27cm" fo:margin-right="0cm" fo:line-height="100%" fo:orphans="0" fo:widows="0" fo:text-indent="-0.635cm" style:auto-text-indent="false"/>
      <style:text-properties style:font-name="Arial1"/>
    </style:style>
    <style:style style:name="P14" style:family="paragraph" style:parent-style-name="Standard">
      <style:paragraph-properties fo:margin-left="1.27cm" fo:margin-right="0cm" fo:line-height="100%" fo:orphans="0" fo:widows="0" fo:text-indent="-0.635cm" style:auto-text-indent="false"/>
      <style:text-properties style:font-name="Arial1" officeooo:paragraph-rsid="00353618"/>
    </style:style>
    <style:style style:name="P15" style:family="paragraph" style:parent-style-name="Standard">
      <style:paragraph-properties fo:margin-left="1.27cm" fo:margin-right="0cm" fo:text-indent="-0.635cm" style:auto-text-indent="false"/>
      <style:text-properties style:font-name="Arial1" fo:font-size="12pt" officeooo:paragraph-rsid="0033e85f" style:font-name-asian="Montserrat1" style:font-size-asian="12pt" style:font-name-complex="Montserrat1" style:font-size-complex="12pt"/>
    </style:style>
    <style:style style:name="P16" style:family="paragraph" style:parent-style-name="Standard">
      <style:paragraph-properties fo:line-height="100%" fo:orphans="0" fo:widows="0"/>
      <style:text-properties style:font-name="Arial1" fo:font-size="12pt" style:font-name-asian="Montserrat1" style:font-size-asian="12pt" style:font-name-complex="Montserrat1" style:font-size-complex="12pt"/>
    </style:style>
    <style:style style:name="P17" style:family="paragraph" style:parent-style-name="Standard">
      <style:paragraph-properties fo:margin-left="1.27cm" fo:margin-right="0cm" fo:line-height="115%" fo:orphans="0" fo:widows="0" fo:text-indent="-0.635cm" style:auto-text-indent="false"/>
      <style:text-properties style:font-name="Arial1" fo:font-size="12pt" officeooo:paragraph-rsid="002f67ad" style:font-name-asian="Montserrat1" style:font-size-asian="12pt" style:font-name-complex="Montserrat1" style:font-size-complex="12pt"/>
    </style:style>
    <style:style style:name="P18" style:family="paragraph" style:parent-style-name="Standard">
      <style:paragraph-properties fo:margin-left="1.27cm" fo:margin-right="0cm" fo:line-height="115%" fo:orphans="0" fo:widows="0" fo:text-indent="0cm" style:auto-text-indent="false"/>
      <style:text-properties style:font-name="Arial1" fo:font-size="12pt" officeooo:paragraph-rsid="003538a7" style:font-name-asian="Montserrat1" style:font-size-asian="12pt" style:font-name-complex="Montserrat1" style:font-size-complex="12pt"/>
    </style:style>
    <style:style style:name="P19" style:family="paragraph" style:parent-style-name="Standard">
      <style:paragraph-properties fo:margin-left="1.27cm" fo:margin-right="0cm" fo:text-indent="-0.635cm" style:auto-text-indent="false"/>
      <style:text-properties style:font-name="Arial1" fo:font-size="12pt" style:font-name-asian="Montserrat1" style:font-size-asian="12pt" style:font-name-complex="Montserrat1" style:font-size-complex="12pt"/>
    </style:style>
    <style:style style:name="P20" style:family="paragraph" style:parent-style-name="Standard">
      <style:paragraph-properties fo:margin-left="1.27cm" fo:margin-right="0cm" fo:line-height="115%" fo:orphans="0" fo:widows="0" fo:text-indent="0cm" style:auto-text-indent="false"/>
      <style:text-properties style:font-name="Arial1" fo:font-size="12pt" officeooo:rsid="003538a7" officeooo:paragraph-rsid="003538a7" style:font-name-asian="Montserrat1" style:font-size-asian="12pt" style:font-name-complex="Montserrat1" style:font-size-complex="12pt"/>
    </style:style>
    <style:style style:name="P21" style:family="paragraph" style:parent-style-name="Standard">
      <style:paragraph-properties fo:line-height="100%" fo:orphans="0" fo:widows="0"/>
      <style:text-properties style:font-name="Arial1" fo:font-size="12pt" fo:font-weight="bold" style:font-name-asian="Montserrat1" style:font-size-asian="12pt" style:font-weight-asian="bold" style:font-name-complex="Montserrat1" style:font-size-complex="12pt"/>
    </style:style>
    <style:style style:name="P22"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style:font-name="Arial1" fo:font-size="12pt" style:font-size-asian="12pt" style:font-size-complex="12pt"/>
    </style:style>
    <style:style style:name="P23" style:family="paragraph" style:parent-style-name="Standard">
      <loext:graphic-properties draw:fill="none"/>
      <style:paragraph-properties fo:margin-left="1.3cm" fo:margin-right="0cm" fo:line-height="115%" fo:text-align="start" style:justify-single-word="false" fo:text-indent="0cm" style:auto-text-indent="false" fo:background-color="transparent"/>
      <style:text-properties style:font-name="Arial1" fo:font-size="12pt" style:font-size-asian="12pt" style:font-size-complex="12pt"/>
    </style:style>
    <style:style style:name="P24" style:family="paragraph" style:parent-style-name="Standard">
      <loext:graphic-properties draw:fill="none"/>
      <style:paragraph-properties fo:margin-left="1.3cm" fo:margin-right="0cm" fo:line-height="115%" fo:orphans="0" fo:widows="0" fo:text-indent="0cm" style:auto-text-indent="false" fo:background-color="transparent"/>
      <style:text-properties style:font-name="Arial1" fo:font-size="12pt" style:font-size-asian="12pt" style:font-size-complex="12pt"/>
    </style:style>
    <style:style style:name="P25" style:family="paragraph" style:parent-style-name="Standard">
      <style:text-properties style:font-name="Arial1" fo:font-size="12pt" officeooo:rsid="0034d71a" officeooo:paragraph-rsid="0034d71a" style:font-size-asian="12pt" style:font-size-complex="12pt"/>
    </style:style>
    <style:style style:name="P26" style:family="paragraph" style:parent-style-name="Standard">
      <style:text-properties style:font-name="Arial1"/>
    </style:style>
    <style:style style:name="P27" style:family="paragraph" style:parent-style-name="Standard">
      <style:paragraph-properties fo:line-height="100%" fo:orphans="0" fo:widows="0"/>
      <style:text-properties style:font-name="Arial1" fo:font-weight="bold" style:font-name-asian="Montserrat1" style:font-weight-asian="bold" style:font-name-complex="Montserrat1"/>
    </style:style>
    <style:style style:name="P28" style:family="paragraph" style:parent-style-name="Standard">
      <style:paragraph-properties fo:line-height="100%" fo:orphans="0" fo:widows="0"/>
      <style:text-properties style:font-name="Arial1" style:text-underline-style="none" fo:font-weight="normal" officeooo:rsid="001d4b21" officeooo:paragraph-rsid="001d4b21" style:font-weight-asian="normal" style:font-weight-complex="normal"/>
    </style:style>
    <style:style style:name="P29" style:family="paragraph" style:parent-style-name="Standard">
      <style:paragraph-properties fo:line-height="100%" fo:orphans="0" fo:widows="0"/>
      <style:text-properties style:font-name="Arial1" style:text-underline-style="none" fo:font-weight="normal" officeooo:rsid="003364c4" officeooo:paragraph-rsid="003364c4" style:font-weight-asian="normal" style:font-weight-complex="normal"/>
    </style:style>
    <style:style style:name="P30" style:family="paragraph" style:parent-style-name="Standard">
      <style:paragraph-properties fo:line-height="100%" fo:orphans="0" fo:widows="0"/>
      <style:text-properties style:font-name="Arial1" style:text-underline-style="none" fo:font-weight="normal" officeooo:rsid="001a309c" officeooo:paragraph-rsid="001d4b21" style:font-weight-asian="normal" style:font-weight-complex="normal"/>
    </style:style>
    <style:style style:name="P31" style:family="paragraph" style:parent-style-name="Standard">
      <style:paragraph-properties fo:line-height="100%" fo:orphans="0" fo:widows="0"/>
      <style:text-properties style:font-name="Arial1" style:text-underline-style="none" fo:font-weight="normal" officeooo:rsid="001a309c" officeooo:paragraph-rsid="001a309c" style:font-weight-asian="normal" style:font-weight-complex="normal"/>
    </style:style>
    <style:style style:name="P32" style:family="paragraph" style:parent-style-name="Standard">
      <style:paragraph-properties fo:line-height="100%" fo:orphans="0" fo:widows="0"/>
      <style:text-properties style:font-name="Arial1" style:text-underline-style="none" fo:font-weight="normal" officeooo:rsid="001a309c" officeooo:paragraph-rsid="001d8490" style:font-weight-asian="normal" style:font-weight-complex="normal"/>
    </style:style>
    <style:style style:name="P33" style:family="paragraph" style:parent-style-name="Standard">
      <style:paragraph-properties fo:line-height="100%" fo:orphans="0" fo:widows="0"/>
      <style:text-properties style:font-name="Arial1" style:text-underline-style="none" fo:font-weight="normal" officeooo:rsid="001d8490" officeooo:paragraph-rsid="001d8490" style:font-weight-asian="normal" style:font-weight-complex="normal"/>
    </style:style>
    <style:style style:name="P34" style:family="paragraph" style:parent-style-name="Standard">
      <style:paragraph-properties fo:line-height="100%" fo:orphans="0" fo:widows="0"/>
      <style:text-properties style:font-name="Arial1" style:text-underline-style="none" fo:font-weight="normal" officeooo:rsid="001f1af8" officeooo:paragraph-rsid="001f1af8" style:font-weight-asian="normal" style:font-weight-complex="normal"/>
    </style:style>
    <style:style style:name="P35" style:family="paragraph" style:parent-style-name="Standard">
      <style:paragraph-properties fo:line-height="100%" fo:orphans="0" fo:widows="0"/>
      <style:text-properties style:font-name="Arial1" style:text-underline-style="none" fo:font-weight="normal" officeooo:rsid="002088d4" officeooo:paragraph-rsid="002088d4" style:font-weight-asian="normal" style:font-weight-complex="normal"/>
    </style:style>
    <style:style style:name="P36" style:family="paragraph" style:parent-style-name="Standard">
      <style:paragraph-properties fo:line-height="100%" fo:orphans="0" fo:widows="0"/>
      <style:text-properties style:font-name="Arial1" style:text-underline-style="none" fo:font-weight="normal" officeooo:rsid="003c5883" officeooo:paragraph-rsid="003c5883" style:font-weight-asian="normal" style:font-weight-complex="normal"/>
    </style:style>
    <style:style style:name="P37" style:family="paragraph" style:parent-style-name="Standard">
      <style:paragraph-properties fo:line-height="100%" fo:orphans="0" fo:widows="0"/>
      <style:text-properties style:font-name="Arial1" officeooo:rsid="00219801" officeooo:paragraph-rsid="00219801"/>
    </style:style>
    <style:style style:name="P38" style:family="paragraph" style:parent-style-name="Standard">
      <style:paragraph-properties fo:line-height="100%" fo:orphans="0" fo:widows="0"/>
      <style:text-properties style:font-name="Arial1" officeooo:rsid="0021e07f" officeooo:paragraph-rsid="0021e07f"/>
    </style:style>
    <style:style style:name="P39" style:family="paragraph" style:parent-style-name="Standard">
      <style:paragraph-properties fo:line-height="100%" fo:orphans="0" fo:widows="0"/>
      <style:text-properties style:font-name="Arial1" officeooo:rsid="00229aa4" officeooo:paragraph-rsid="00229aa4"/>
    </style:style>
    <style:style style:name="P40" style:family="paragraph" style:parent-style-name="Standard">
      <style:paragraph-properties fo:line-height="100%" fo:orphans="0" fo:widows="0"/>
      <style:text-properties style:font-name="Arial1" officeooo:rsid="0027b864" officeooo:paragraph-rsid="0027b864"/>
    </style:style>
    <style:style style:name="P41" style:family="paragraph" style:parent-style-name="Standard">
      <style:paragraph-properties fo:line-height="100%" fo:orphans="0" fo:widows="0"/>
      <style:text-properties style:font-name="Arial1" officeooo:rsid="002405ce" officeooo:paragraph-rsid="002405ce"/>
    </style:style>
    <style:style style:name="P42" style:family="paragraph" style:parent-style-name="Standard">
      <style:paragraph-properties fo:line-height="100%" fo:orphans="0" fo:widows="0"/>
      <style:text-properties style:font-name="Arial1" officeooo:rsid="002438f1" officeooo:paragraph-rsid="002438f1"/>
    </style:style>
    <style:style style:name="P43" style:family="paragraph" style:parent-style-name="Standard">
      <style:paragraph-properties fo:line-height="100%" fo:orphans="0" fo:widows="0"/>
      <style:text-properties style:font-name="Arial1" officeooo:rsid="00255a5f" officeooo:paragraph-rsid="00255a5f"/>
    </style:style>
    <style:style style:name="P44" style:family="paragraph" style:parent-style-name="Standard">
      <style:paragraph-properties fo:line-height="100%" fo:orphans="0" fo:widows="0"/>
      <style:text-properties style:font-name="Arial1" officeooo:rsid="002adb2c" officeooo:paragraph-rsid="002adb2c"/>
    </style:style>
    <style:style style:name="P45" style:family="paragraph" style:parent-style-name="Standard">
      <style:paragraph-properties fo:line-height="100%" fo:orphans="0" fo:widows="0"/>
      <style:text-properties style:font-name="Arial1" officeooo:rsid="003364c4" officeooo:paragraph-rsid="003364c4"/>
    </style:style>
    <style:style style:name="P46" style:family="paragraph" style:parent-style-name="Standard">
      <style:paragraph-properties fo:line-height="100%" fo:orphans="0" fo:widows="0"/>
      <style:text-properties style:font-name="Arial1" officeooo:rsid="00293419" officeooo:paragraph-rsid="00293419"/>
    </style:style>
    <style:style style:name="P47" style:family="paragraph" style:parent-style-name="Standard">
      <style:paragraph-properties fo:line-height="100%" fo:orphans="0" fo:widows="0"/>
      <style:text-properties style:font-name="Arial1" officeooo:rsid="002a9414" officeooo:paragraph-rsid="002a9414"/>
    </style:style>
    <style:style style:name="P48" style:family="paragraph" style:parent-style-name="Standard">
      <style:paragraph-properties fo:line-height="100%" fo:orphans="0" fo:widows="0"/>
      <style:text-properties style:font-name="Arial1" officeooo:rsid="002ca10a" officeooo:paragraph-rsid="002ca10a"/>
    </style:style>
    <style:style style:name="P49" style:family="paragraph" style:parent-style-name="Standard">
      <style:paragraph-properties fo:line-height="100%" fo:orphans="0" fo:widows="0"/>
      <style:text-properties style:font-name="Arial1" officeooo:rsid="0033aed4" officeooo:paragraph-rsid="0033aed4"/>
    </style:style>
    <style:style style:name="P50" style:family="paragraph" style:parent-style-name="Standard">
      <style:paragraph-properties fo:margin-left="1.27cm" fo:margin-right="0cm" fo:text-indent="0cm" style:auto-text-indent="false"/>
      <style:text-properties style:font-name="Arial1" fo:font-size="14pt" fo:font-weight="bold" style:font-name-asian="Montserrat1" style:font-size-asian="14pt" style:font-weight-asian="bold" style:font-name-complex="Montserrat1" style:font-size-complex="14pt"/>
    </style:style>
    <style:style style:name="P51" style:family="paragraph" style:parent-style-name="Standard">
      <style:text-properties style:font-name="Arial1" fo:font-size="14pt" fo:font-weight="bold" style:font-name-asian="Montserrat1" style:font-size-asian="14pt" style:font-weight-asian="bold" style:font-name-complex="Montserrat1" style:font-size-complex="14pt"/>
    </style:style>
    <style:style style:name="P52" style:family="paragraph" style:parent-style-name="Standard">
      <style:paragraph-properties fo:margin-left="0cm" fo:margin-right="0cm" fo:line-height="100%" fo:orphans="0" fo:widows="0" fo:text-indent="0cm" style:auto-text-indent="false"/>
      <style:text-properties style:font-name="Arial1" fo:font-size="14pt" fo:font-weight="bold" style:font-name-asian="Montserrat1" style:font-size-asian="14pt" style:font-weight-asian="bold" style:font-name-complex="Montserrat1" style:font-size-complex="14pt"/>
    </style:style>
    <style:style style:name="P53" style:family="paragraph" style:parent-style-name="Standard">
      <style:paragraph-properties fo:line-height="100%" fo:orphans="0" fo:widows="0"/>
      <style:text-properties style:font-name="Arial1" officeooo:rsid="003d71f0" officeooo:paragraph-rsid="003d71f0"/>
    </style:style>
    <style:style style:name="P54" style:family="paragraph" style:parent-style-name="Standard">
      <style:paragraph-properties fo:line-height="100%" fo:orphans="0" fo:widows="0"/>
      <style:text-properties style:font-name="Arial1" officeooo:rsid="003ef485" officeooo:paragraph-rsid="003ef485"/>
    </style:style>
    <style:style style:name="P55" style:family="paragraph" style:parent-style-name="Standard">
      <style:text-properties officeooo:paragraph-rsid="0034d71a"/>
    </style:style>
    <style:style style:name="P56" style:family="paragraph" style:parent-style-name="Heading_20_3">
      <style:text-properties officeooo:rsid="00353618" officeooo:paragraph-rsid="00353618"/>
    </style:style>
    <style:style style:name="P57" style:family="paragraph" style:parent-style-name="Heading_20_3">
      <style:text-properties officeooo:rsid="00368d6e" officeooo:paragraph-rsid="00368d6e"/>
    </style:style>
    <style:style style:name="P58" style:family="paragraph" style:parent-style-name="Standard">
      <style:text-properties officeooo:rsid="00368d6e" officeooo:paragraph-rsid="00368d6e"/>
    </style:style>
    <style:style style:name="P59" style:family="paragraph" style:parent-style-name="Standard" style:master-page-name="">
      <loext:graphic-properties draw:fill="none"/>
      <style:paragraph-properties fo:margin-left="1.3cm" fo:margin-right="0cm" fo:line-height="115%" fo:text-indent="0cm" style:auto-text-indent="false" style:page-number="auto" fo:background-color="transparent"/>
      <style:text-properties officeooo:rsid="00368d6e" officeooo:paragraph-rsid="00368d6e"/>
    </style:style>
    <style:style style:name="P60" style:family="paragraph" style:parent-style-name="Standard">
      <loext:graphic-properties draw:fill="none"/>
      <style:paragraph-properties fo:margin-left="1.3cm" fo:margin-right="0cm" fo:line-height="115%" fo:text-indent="0cm" style:auto-text-indent="false" fo:background-color="transparent"/>
      <style:text-properties officeooo:rsid="00368d6e" officeooo:paragraph-rsid="00368d6e"/>
    </style:style>
    <style:style style:name="P61" style:family="paragraph" style:parent-style-name="Standard">
      <style:paragraph-properties fo:margin-left="1.27cm" fo:margin-right="0cm" fo:line-height="115%" fo:orphans="0" fo:widows="0" fo:text-indent="0cm" style:auto-text-indent="false"/>
    </style:style>
    <style:style style:name="P62" style:family="paragraph" style:parent-style-name="Standard">
      <loext:graphic-properties draw:fill="none"/>
      <style:paragraph-properties fo:margin-left="1.3cm" fo:margin-right="0cm" fo:line-height="115%" fo:text-indent="0cm" style:auto-text-indent="false" fo:background-color="transparent"/>
    </style:style>
    <style:style style:name="P63" style:family="paragraph" style:parent-style-name="Standard">
      <style:paragraph-properties fo:margin-left="1.27cm" fo:margin-right="0cm" fo:line-height="115%" fo:text-align="start" style:justify-single-word="false" fo:orphans="0" fo:widows="0" fo:text-indent="0cm" style:auto-text-indent="false"/>
    </style:style>
    <style:style style:name="P64" style:family="paragraph" style:parent-style-name="Standard" style:master-page-name="">
      <loext:graphic-properties draw:fill="none"/>
      <style:paragraph-properties fo:margin-left="1.3cm" fo:margin-right="0cm" fo:line-height="115%" fo:text-indent="0cm" style:auto-text-indent="false" style:page-number="auto" fo:background-color="transparent"/>
      <style:text-properties fo:font-size="12pt" style:font-size-asian="12pt" style:font-size-complex="12pt"/>
    </style:style>
    <style:style style:name="P65" style:family="paragraph" style:parent-style-name="Standard">
      <style:text-properties fo:font-size="12pt" officeooo:rsid="00353618" officeooo:paragraph-rsid="00353618" style:font-size-asian="12pt" style:font-size-complex="12pt"/>
    </style:style>
    <style:style style:name="P66"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 fo:font-size="14pt" style:font-name-asian="Montserrat1" style:font-size-asian="14pt" style:font-name-complex="Montserrat1" style:font-size-complex="14pt"/>
    </style:style>
    <style:style style:name="P67" style:family="paragraph" style:parent-style-name="Contents_20_2">
      <style:paragraph-properties>
        <style:tab-stops>
          <style:tab-stop style:position="24.62cm" style:type="right" style:leader-style="dotted" style:leader-text="."/>
        </style:tab-stops>
      </style:paragraph-properties>
    </style:style>
    <style:style style:name="P68" style:family="paragraph" style:parent-style-name="Contents_20_3">
      <style:paragraph-properties>
        <style:tab-stops>
          <style:tab-stop style:position="24.62cm" style:type="right" style:leader-style="dotted" style:leader-text="."/>
        </style:tab-stops>
      </style:paragraph-properties>
    </style:style>
    <style:style style:name="P69" style:family="paragraph" style:parent-style-name="Heading_20_2" style:list-style-name="WWNum3">
      <style:text-properties style:font-name="Arial1"/>
    </style:style>
    <style:style style:name="P70" style:family="paragraph" style:parent-style-name="Heading_20_2" style:list-style-name="WWNum3">
      <style:paragraph-properties fo:margin-left="1.27cm" fo:margin-right="0cm" fo:text-indent="-0.635cm" style:auto-text-indent="false"/>
      <style:text-properties style:font-name="Arial1"/>
    </style:style>
    <style:style style:name="P71" style:family="paragraph" style:parent-style-name="Heading_20_2" style:list-style-name="WWNum3">
      <style:paragraph-properties fo:margin-left="1.27cm" fo:margin-right="0cm" fo:line-height="100%" fo:orphans="0" fo:widows="0" fo:text-indent="-0.635cm" style:auto-text-indent="false"/>
      <style:text-properties style:font-name="Arial1" officeooo:paragraph-rsid="00353618"/>
    </style:style>
    <style:style style:name="P72" style:family="paragraph" style:parent-style-name="Heading_20_2" style:list-style-name="WWNum3">
      <style:paragraph-properties fo:margin-left="1.27cm" fo:margin-right="0cm" fo:line-height="100%" fo:orphans="0" fo:widows="0" fo:text-indent="-0.635cm" style:auto-text-indent="false"/>
      <style:text-properties style:font-name="Arial1"/>
    </style:style>
    <style:style style:name="P73" style:family="paragraph" style:parent-style-name="Heading_20_3">
      <style:text-properties officeooo:paragraph-rsid="0034d71a" style:font-name-asian="Montserrat1" style:font-name-complex="Montserrat1"/>
    </style:style>
    <style:style style:name="P74" style:family="paragraph" style:parent-style-name="Heading_20_3">
      <style:text-properties officeooo:rsid="0034d71a"/>
    </style:style>
    <style:style style:name="P75" style:family="paragraph" style:parent-style-name="Standard" style:list-style-name="L1">
      <style:text-properties style:font-name="Arial1" fo:font-size="12pt" officeooo:rsid="0033e85f" officeooo:paragraph-rsid="0033e85f" style:font-name-asian="Montserrat1" style:font-size-asian="12pt" style:font-name-complex="Montserrat1" style:font-size-complex="12pt"/>
    </style:style>
    <style:style style:name="P76" style:family="paragraph" style:parent-style-name="Standard" style:list-style-name="WWNum7">
      <style:paragraph-properties fo:margin-left="1.27cm" fo:margin-right="0cm" fo:line-height="115%" fo:orphans="0" fo:widows="0" fo:text-indent="-0.635cm" style:auto-text-indent="false"/>
      <style:text-properties style:font-name="Arial1" fo:font-size="12pt" style:font-name-asian="Montserrat1" style:font-size-asian="12pt" style:font-name-complex="Montserrat1" style:font-size-complex="12pt"/>
    </style:style>
    <style:style style:name="P77" style:family="paragraph" style:parent-style-name="Standard" style:list-style-name="WWNum7">
      <style:paragraph-properties fo:margin-left="1.27cm" fo:margin-right="0cm" fo:line-height="115%" fo:orphans="0" fo:widows="0" fo:text-indent="0cm" style:auto-text-indent="false"/>
      <style:text-properties style:font-name="Arial1" fo:font-size="12pt" style:font-name-asian="Montserrat1" style:font-size-asian="12pt" style:font-name-complex="Montserrat1" style:font-size-complex="12pt"/>
    </style:style>
    <style:style style:name="P78" style:family="paragraph" style:parent-style-name="Standard" style:master-page-name="">
      <loext:graphic-properties draw:fill="none"/>
      <style:paragraph-properties fo:margin-left="1.3cm" fo:margin-right="0cm" fo:line-height="115%" fo:orphans="0" fo:widows="0" fo:text-indent="0cm" style:auto-text-indent="false" style:page-number="auto" fo:background-color="transparent"/>
      <style:text-properties style:font-name="Arial1" fo:font-size="12pt" officeooo:rsid="002ce438" style:font-name-asian="Montserrat1" style:font-size-asian="12pt" style:font-name-complex="Montserrat1" style:font-size-complex="12pt"/>
    </style:style>
    <style:style style:name="P79" style:family="paragraph" style:parent-style-name="Standard" style:list-style-name="WWNum2">
      <style:paragraph-properties fo:margin-left="1.27cm" fo:margin-right="0cm" fo:line-height="100%" fo:orphans="0" fo:widows="0" fo:text-indent="0cm" style:auto-text-indent="false"/>
      <style:text-properties style:font-name="Arial1" fo:font-size="12pt" officeooo:rsid="0031edff" officeooo:paragraph-rsid="0031edff" style:font-name-asian="Montserrat1" style:font-size-asian="12pt" style:font-name-complex="Montserrat1" style:font-size-complex="12pt"/>
    </style:style>
    <style:style style:name="P80" style:family="paragraph" style:parent-style-name="Standard" style:list-style-name="L3">
      <style:paragraph-properties fo:line-height="100%" fo:orphans="0" fo:widows="0"/>
      <style:text-properties style:font-name="Arial1" fo:font-size="12pt" officeooo:rsid="0031edff" officeooo:paragraph-rsid="0031edff" style:font-name-asian="Montserrat1" style:font-size-asian="12pt" style:font-name-complex="Montserrat1" style:font-size-complex="12pt"/>
    </style:style>
    <style:style style:name="P81" style:family="paragraph" style:parent-style-name="Standard" style:list-style-name="L3">
      <style:text-properties style:font-name="Arial1" fo:font-size="12pt" style:font-name-asian="Montserrat1" style:font-size-asian="12pt" style:font-name-complex="Montserrat1" style:font-size-complex="12pt"/>
    </style:style>
    <style:style style:name="P82" style:family="paragraph" style:parent-style-name="Standard" style:list-style-name="L1">
      <style:text-properties style:font-name="Arial1" fo:font-size="12pt" officeooo:rsid="0034d71a" officeooo:paragraph-rsid="0034d71a" style:font-size-asian="12pt" style:font-size-complex="12pt"/>
    </style:style>
    <style:style style:name="P83" style:family="paragraph" style:parent-style-name="Standard" style:list-style-name="L2">
      <style:text-properties officeooo:paragraph-rsid="00353618"/>
    </style:style>
    <style:style style:name="P84" style:family="paragraph" style:parent-style-name="Standard" style:list-style-name="L2">
      <style:text-properties officeooo:rsid="00353618" officeooo:paragraph-rsid="00353618"/>
    </style:style>
    <style:style style:name="P85" style:family="paragraph" style:parent-style-name="Standard">
      <loext:graphic-properties draw:fill="none"/>
      <style:paragraph-properties fo:margin-left="1.3cm" fo:margin-right="0cm" fo:line-height="115%" fo:text-indent="0cm" style:auto-text-indent="false" fo:background-color="transparent"/>
      <style:text-properties fo:font-size="12pt" officeooo:rsid="00368d6e" officeooo:paragraph-rsid="00368d6e" style:font-size-asian="12pt" style:font-size-complex="12pt"/>
    </style:style>
    <style:style style:name="P86" style:family="paragraph" style:parent-style-name="Standard" style:list-style-name="L3"/>
    <style:style style:name="P87" style:family="paragraph" style:parent-style-name="Standard" style:list-style-name="L3">
      <style:text-properties officeooo:paragraph-rsid="003538a7"/>
    </style:style>
    <style:style style:name="P88" style:family="paragraph" style:parent-style-name="Standard" style:list-style-name="L3">
      <style:paragraph-properties fo:line-height="100%" fo:orphans="0" fo:widows="0"/>
      <style:text-properties officeooo:paragraph-rsid="0031edff"/>
    </style:style>
    <style:style style:name="P89" style:family="paragraph" style:parent-style-name="Standard" style:list-style-name="L3">
      <style:paragraph-properties fo:line-height="100%" fo:orphans="0" fo:widows="0"/>
      <style:text-properties officeooo:rsid="003b3069" officeooo:paragraph-rsid="003b3069"/>
    </style:style>
    <style:style style:name="P90" style:family="paragraph" style:parent-style-name="Standard" style:list-style-name="L3">
      <style:paragraph-properties fo:line-height="100%" fo:orphans="0" fo:widows="0"/>
      <style:text-properties officeooo:rsid="003538a7" officeooo:paragraph-rsid="003538a7"/>
    </style:style>
    <style:style style:name="T1" style:family="text">
      <style:text-properties style:font-name="Montserrat" fo:font-size="12pt" style:font-name-asian="Montserrat1" style:font-size-asian="12pt" style:font-name-complex="Montserrat1" style:font-size-complex="12pt"/>
    </style:style>
    <style:style style:name="T2" style:family="text">
      <style:text-properties fo:color="#000000" loext:opacity="100%" style:font-name="Montserrat" fo:font-size="12pt" style:text-underline-style="none" style:font-name-asian="Montserrat1" style:font-size-asian="12pt" style:font-name-complex="Montserrat1"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fo:font-size="12pt" officeooo:rsid="00353618"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weight="bold" style:font-weight-asian="bold" style:font-weight-complex="bold"/>
    </style:style>
    <style:style style:name="T8" style:family="text">
      <style:text-properties fo:font-weight="bold" officeooo:rsid="0034d71a" style:font-weight-asian="bold" style:font-weight-complex="bold"/>
    </style:style>
    <style:style style:name="T9" style:family="text">
      <style:text-properties fo:font-weight="bold" officeooo:rsid="0034d71a" style:font-name-asian="Montserrat1" style:font-weight-asian="bold" style:font-name-complex="Montserrat1" style:font-weight-complex="bold"/>
    </style:style>
    <style:style style:name="T10" style:family="text">
      <style:text-properties fo:font-weight="normal" officeooo:rsid="0034d71a" style:font-name-asian="Montserrat1" style:font-weight-asian="normal" style:font-name-complex="Montserrat1" style:font-weight-complex="normal"/>
    </style:style>
    <style:style style:name="T11" style:family="text">
      <style:text-properties officeooo:rsid="001d4b21"/>
    </style:style>
    <style:style style:name="T12" style:family="text">
      <style:text-properties officeooo:rsid="001d8490"/>
    </style:style>
    <style:style style:name="T13" style:family="text">
      <style:text-properties officeooo:rsid="001f1af8"/>
    </style:style>
    <style:style style:name="T14" style:family="text">
      <style:text-properties officeooo:rsid="00219801"/>
    </style:style>
    <style:style style:name="T15" style:family="text">
      <style:text-properties officeooo:rsid="002405ce"/>
    </style:style>
    <style:style style:name="T16" style:family="text">
      <style:text-properties officeooo:rsid="00255a5f"/>
    </style:style>
    <style:style style:name="T17" style:family="text">
      <style:text-properties officeooo:rsid="002ca10a"/>
    </style:style>
    <style:style style:name="T18" style:family="text">
      <style:text-properties officeooo:rsid="002ce438"/>
    </style:style>
    <style:style style:name="T19" style:family="text">
      <style:text-properties officeooo:rsid="00332b76"/>
    </style:style>
    <style:style style:name="T20" style:family="text">
      <style:text-properties officeooo:rsid="00335673"/>
    </style:style>
    <style:style style:name="T21" style:family="text">
      <style:text-properties officeooo:rsid="003364c4"/>
    </style:style>
    <style:style style:name="T22" style:family="text">
      <style:text-properties officeooo:rsid="0033aed4"/>
    </style:style>
    <style:style style:name="T23" style:family="text">
      <style:text-properties officeooo:rsid="0033e85f"/>
    </style:style>
    <style:style style:name="T24" style:family="text">
      <style:text-properties style:font-name-asian="Montserrat1" style:font-name-complex="Montserrat1"/>
    </style:style>
    <style:style style:name="T25" style:family="text">
      <style:text-properties officeooo:rsid="002ca10a" style:font-name-asian="Montserrat1" style:font-name-complex="Montserrat1"/>
    </style:style>
    <style:style style:name="T26" style:family="text">
      <style:text-properties officeooo:rsid="0033e85f" style:font-name-asian="Montserrat1" style:font-name-complex="Montserrat1"/>
    </style:style>
    <style:style style:name="T27" style:family="text">
      <style:text-properties officeooo:rsid="00335673" style:font-name-asian="Montserrat1" style:font-name-complex="Montserrat1"/>
    </style:style>
    <style:style style:name="T28" style:family="text">
      <style:text-properties officeooo:rsid="0034d71a" style:font-name-asian="Montserrat1" style:font-name-complex="Montserrat1"/>
    </style:style>
    <style:style style:name="T29" style:family="text">
      <style:text-properties officeooo:rsid="002ce438" style:font-name-asian="Montserrat1" style:font-name-complex="Montserrat1"/>
    </style:style>
    <style:style style:name="T30" style:family="text">
      <style:text-properties style:font-name="Arial1" fo:font-size="12pt" style:font-name-asian="Montserrat1" style:font-size-asian="12pt" style:font-name-complex="Montserrat1" style:font-size-complex="12pt"/>
    </style:style>
    <style:style style:name="T31" style:family="text">
      <style:text-properties style:font-name="Arial1" fo:font-size="12pt" officeooo:rsid="002dcd46" style:font-name-asian="Montserrat1" style:font-size-asian="12pt" style:font-name-complex="Montserrat1" style:font-size-complex="12pt"/>
    </style:style>
    <style:style style:name="T32" style:family="text">
      <style:text-properties style:font-name="Arial1" fo:font-size="12pt" officeooo:rsid="00311c62" style:font-name-asian="Montserrat1" style:font-size-asian="12pt" style:font-name-complex="Montserrat1" style:font-size-complex="12pt"/>
    </style:style>
    <style:style style:name="T33" style:family="text">
      <style:text-properties style:font-name="Arial1" fo:font-size="12pt" officeooo:rsid="0034d71a" style:font-name-asian="Montserrat1" style:font-size-asian="12pt" style:font-name-complex="Montserrat1" style:font-size-complex="12pt"/>
    </style:style>
    <style:style style:name="T34" style:family="text">
      <style:text-properties style:font-name="Arial1" fo:font-size="12pt" officeooo:rsid="00353618" style:font-name-asian="Montserrat1" style:font-size-asian="12pt" style:font-name-complex="Montserrat1" style:font-size-complex="12pt"/>
    </style:style>
    <style:style style:name="T35" style:family="text">
      <style:text-properties style:font-name="Arial1" fo:font-size="12pt" officeooo:rsid="0031ba68" style:font-name-asian="Montserrat1" style:font-size-asian="12pt" style:font-name-complex="Montserrat1" style:font-size-complex="12pt"/>
    </style:style>
    <style:style style:name="T36" style:family="text">
      <style:text-properties style:font-name="Arial1" fo:font-size="12pt" officeooo:rsid="0031edff" style:font-name-asian="Montserrat1" style:font-size-asian="12pt" style:font-name-complex="Montserrat1" style:font-size-complex="12pt"/>
    </style:style>
    <style:style style:name="T37" style:family="text">
      <style:text-properties style:font-name="Arial1" fo:font-size="12pt" officeooo:rsid="003538a7" style:font-name-asian="Montserrat1" style:font-size-asian="12pt" style:font-name-complex="Montserrat1" style:font-size-complex="12pt"/>
    </style:style>
    <style:style style:name="T38" style:family="text">
      <style:text-properties style:font-name="Arial1" fo:font-size="12pt" officeooo:rsid="0039a9d3" style:font-name-asian="Montserrat1" style:font-size-asian="12pt" style:font-name-complex="Montserrat1" style:font-size-complex="12pt"/>
    </style:style>
    <style:style style:name="T39" style:family="text">
      <style:text-properties style:font-name="Arial1" fo:font-size="12pt" fo:font-weight="bold" style:font-name-asian="Montserrat1" style:font-size-asian="12pt" style:font-weight-asian="bold" style:font-name-complex="Montserrat1" style:font-size-complex="12pt" style:font-weight-complex="bold"/>
    </style:style>
    <style:style style:name="T40" style:family="text">
      <style:text-properties style:font-name="Arial1" fo:font-size="12pt" fo:font-weight="bold" style:font-size-asian="12pt" style:font-weight-asian="bold" style:font-size-complex="12pt" style:font-weight-complex="bold"/>
    </style:style>
    <style:style style:name="T41" style:family="text">
      <style:text-properties style:font-name="Arial1" fo:font-size="12pt" fo:font-weight="bold" officeooo:rsid="0031ba68" style:font-size-asian="12pt" style:font-weight-asian="bold" style:font-size-complex="12pt" style:font-weight-complex="bold"/>
    </style:style>
    <style:style style:name="T42" style:family="text">
      <style:text-properties style:font-name="Arial1" fo:font-size="12pt" style:font-size-asian="12pt" style:font-size-complex="12pt"/>
    </style:style>
    <style:style style:name="T43" style:family="text">
      <style:text-properties style:font-name="Arial1" fo:font-size="12pt" officeooo:rsid="0031ba68" style:font-size-asian="12pt" style:font-size-complex="12pt"/>
    </style:style>
    <style:style style:name="T44" style:family="text">
      <style:text-properties officeooo:rsid="00353618"/>
    </style:style>
    <style:style style:name="T45" style:family="text">
      <style:text-properties officeooo:rsid="003538a7"/>
    </style:style>
    <style:style style:name="T46" style:family="text">
      <style:text-properties officeooo:rsid="003ef8c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bookmark text:name="_plk5899mvlqq"/></text:p>
      <text:p text:style-name="P10"><text:bookmark text:name="_1jgtpi0w9ri"/>Spécifications techniques</text:p>
      <text:p text:style-name="P9">[<text:span text:style-name="T46">Menu Maker - Qwenta</text:span>]</text:p>
      <text:p text:style-name="P5"/>
      <text:p text:style-name="P5"/>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text:p>
          </table:table-cell>
          <table:table-cell table:style-name="Table1.A1" office:value-type="string">
            <text:p text:style-name="P7">Auteur</text:p>
          </table:table-cell>
          <table:table-cell table:style-name="Table1.A1" office:value-type="string">
            <text:p text:style-name="P7">Date</text:p>
          </table:table-cell>
          <table:table-cell table:style-name="Table1.A1" office:value-type="string">
            <text:p text:style-name="P7">Approbation </text:p>
          </table:table-cell>
        </table:table-row>
        <table:table-row table:style-name="Table1.1">
          <table:table-cell table:style-name="Table1.A2" office:value-type="string">
            <text:p text:style-name="P8">1.0</text:p>
          </table:table-cell>
          <table:table-cell table:style-name="Table1.B2" office:value-type="string">
            <text:p text:style-name="P8">[<text:span text:style-name="T20">Nathalie Cadet</text:span>]</text:p>
          </table:table-cell>
          <table:table-cell table:style-name="Table1.C2" office:value-type="string">
            <text:p text:style-name="P8">[<text:span text:style-name="T46">15</text:span><text:span text:style-name="T19">/08/2024</text:span>]</text:p>
          </table:table-cell>
          <table:table-cell table:style-name="Table1.D2" office:value-type="string">
            <text:p text:style-name="P8">[<text:span text:style-name="T20">Soufiane</text:span>]</text:p>
          </table:table-cell>
        </table:table-row>
      </table:table>
      <text:p text:style-name="P6"/>
      <text:p text:style-name="P3"/>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7"><text:a xlink:type="simple" xlink:href="#__RefHeading___Toc369602_3942369078" text:style-name="Index_20_Link" text:visited-style-name="Index_20_Link">I. Choix technologiques<text:tab/>2</text:a></text:p>
          <text:p text:style-name="P68"><text:a xlink:type="simple" xlink:href="#__RefHeading___Toc369614_3942369078" text:style-name="Index_20_Link" text:visited-style-name="Index_20_Link">État des lieux des besoins fonctionnels et de leurs solutions techniques :<text:tab/>2</text:a></text:p>
          <text:p text:style-name="P67"><text:a xlink:type="simple" xlink:href="#__RefHeading___Toc369612_3942369078" text:style-name="Index_20_Link" text:visited-style-name="Index_20_Link">II. Liens avec le back-end<text:tab/>5</text:a></text:p>
          <text:p text:style-name="P68"><text:a xlink:type="simple" xlink:href="#__RefHeading___Toc369634_3942369078" text:style-name="Index_20_Link" text:visited-style-name="Index_20_Link">Serveur mis en place<text:tab/>5</text:a></text:p>
          <text:p text:style-name="P68"><text:a xlink:type="simple" xlink:href="#__RefHeading___Toc369632_3942369078" text:style-name="Index_20_Link" text:visited-style-name="Index_20_Link">Base de données<text:tab/>6</text:a></text:p>
          <text:p text:style-name="P67"><text:a xlink:type="simple" xlink:href="#__RefHeading___Toc369610_3942369078" text:style-name="Index_20_Link" text:visited-style-name="Index_20_Link">III. Préconisations concernant le domaine et l’hébergement<text:tab/>6</text:a></text:p>
          <text:p text:style-name="P68"><text:a xlink:type="simple" xlink:href="#__RefHeading___Toc369630_3942369078" text:style-name="Index_20_Link" text:visited-style-name="Index_20_Link">Nom du domaine<text:tab/>6</text:a></text:p>
          <text:p text:style-name="P68"><text:a xlink:type="simple" xlink:href="#__RefHeading___Toc369628_3942369078" text:style-name="Index_20_Link" text:visited-style-name="Index_20_Link">Hébergeur<text:tab/>6</text:a></text:p>
          <text:p text:style-name="P68"><text:a xlink:type="simple" xlink:href="#__RefHeading___Toc369626_3942369078" text:style-name="Index_20_Link" text:visited-style-name="Index_20_Link">Adresses email :<text:tab/>6</text:a></text:p>
          <text:p text:style-name="P67"><text:a xlink:type="simple" xlink:href="#__RefHeading___Toc369608_3942369078" text:style-name="Index_20_Link" text:visited-style-name="Index_20_Link">IV. Accessibilité<text:tab/>7</text:a></text:p>
          <text:p text:style-name="P68"><text:a xlink:type="simple" xlink:href="#__RefHeading___Toc369624_3942369078" text:style-name="Index_20_Link" text:visited-style-name="Index_20_Link">Compatibilité navigateur.<text:tab/>7</text:a></text:p>
          <text:p text:style-name="P68"><text:a xlink:type="simple" xlink:href="#__RefHeading___Toc369622_3942369078" text:style-name="Index_20_Link" text:visited-style-name="Index_20_Link">Types d’appareils.<text:tab/>7</text:a></text:p>
          <text:p text:style-name="P68"><text:a xlink:type="simple" xlink:href="#__RefHeading___Toc369620_3942369078" text:style-name="Index_20_Link" text:visited-style-name="Index_20_Link">Couleurs du site.<text:tab/>7</text:a></text:p>
          <text:p text:style-name="P68"><text:a xlink:type="simple" xlink:href="#__RefHeading___Toc369618_3942369078" text:style-name="Index_20_Link" text:visited-style-name="Index_20_Link">SEO<text:tab/>7</text:a></text:p>
          <text:p text:style-name="P68"><text:a xlink:type="simple" xlink:href="#__RefHeading___Toc369616_3942369078" text:style-name="Index_20_Link" text:visited-style-name="Index_20_Link">Analyse du comportement des utilisateurs<text:tab/>7</text:a></text:p>
          <text:p text:style-name="P67"><text:a xlink:type="simple" xlink:href="#__RefHeading___Toc369606_3942369078" text:style-name="Index_20_Link" text:visited-style-name="Index_20_Link">V. Recommandations en termes de sécurité<text:tab/>8</text:a></text:p>
          <text:p text:style-name="P67"><text:a xlink:type="simple" xlink:href="#__RefHeading___Toc369604_3942369078" text:style-name="Index_20_Link" text:visited-style-name="Index_20_Link">VI. Maintenance du site et futures mises à jour<text:tab/>8</text:a></text:p>
        </text:index-body>
      </text:table-of-content>
      <text:p text:style-name="P12"/>
      <text:p text:style-name="P11"><text:soft-page-break/></text:p>
      <text:p text:style-name="P11"/>
      <text:list text:style-name="WWNum3">
        <text:list-item>
          <text:p text:style-name="P69"><text:bookmark text:name="_409jm82qlgst"/><text:bookmark-start text:name="__RefHeading___Toc369602_3942369078"/>Choix technologiques<text:bookmark-end text:name="__RefHeading___Toc369602_3942369078"/></text:p>
        </text:list-item>
      </text:list>
      <text:p text:style-name="P21"/>
      <text:p text:style-name="Heading_20_3"><text:bookmark-start text:name="__RefHeading___Toc369614_3942369078"/>État des lieux des besoins fonctionnels et de leurs solutions techniques :<text:bookmark-end text:name="__RefHeading___Toc369614_3942369078"/></text:p>
      <text:p text:style-name="P2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7">Besoin </text:p>
          </table:table-cell>
          <table:table-cell table:style-name="Table2.A1" office:value-type="string">
            <text:p text:style-name="P27">Contraintes</text:p>
          </table:table-cell>
          <table:table-cell table:style-name="Table2.A1" office:value-type="string">
            <text:p text:style-name="P27">Solution</text:p>
          </table:table-cell>
          <table:table-cell table:style-name="Table2.A1" office:value-type="string">
            <text:p text:style-name="P27">Description de la solution</text:p>
          </table:table-cell>
          <table:table-cell table:style-name="Table2.A1" office:value-type="string">
            <text:p text:style-name="P27">Justification (2 arguments)</text:p>
          </table:table-cell>
        </table:table-row>
        <table:table-row table:style-name="Table2.1">
          <table:table-cell table:style-name="Table2.A2" office:value-type="string">
            <text:p text:style-name="P36">Développer rapidement une application web maintenable et évolutive</text:p>
          </table:table-cell>
          <table:table-cell table:style-name="Table2.B2" office:value-type="string">
            <text:p text:style-name="P29">Les développements respectent les standards actuels</text:p>
          </table:table-cell>
          <table:table-cell table:style-name="Table2.C2" office:value-type="string">
            <text:p text:style-name="P30"><text:span text:style-name="T11">R</text:span>eact</text:p>
          </table:table-cell>
          <table:table-cell table:style-name="Table2.D2" office:value-type="string">
            <text:p text:style-name="P28">Librairie de composants Javascript</text:p>
          </table:table-cell>
          <table:table-cell table:style-name="Table2.E2" office:value-type="string">
            <text:p text:style-name="P28">REACT simplifie la création d'interfaces riches et interactives en se focalisant sur les composants réactifs et réutilisables</text:p>
            <text:p text:style-name="P28">React permet une mise à jour performante et sélective du contenu affiché sans recharger toute la page, grâce à son concept de DOM virtuel. </text:p>
          </table:table-cell>
        </table:table-row>
        <table:table-row table:style-name="Table2.1">
          <table:table-cell table:style-name="Table2.A3" table:number-rows-spanned="4" office:value-type="string">
            <text:p text:style-name="P36">Fournir un moyen de s’authentifier sur l’application</text:p>
            <text:p text:style-name="P36"/>
          </table:table-cell>
          <table:table-cell table:style-name="Table2.B3" office:value-type="string">
            <text:p text:style-name="P31">Champ mail ne doit accepter que des mails valides.</text:p>
          </table:table-cell>
          <table:table-cell table:style-name="Table2.C3" office:value-type="string">
            <text:p text:style-name="P31">Regex</text:p>
            <text:p text:style-name="P31"/>
          </table:table-cell>
          <table:table-cell table:style-name="Table2.D3" office:value-type="string">
            <text:p text:style-name="P31">Une chaîne de caractères qui décrit, selon une syntaxe précise, un ensemble de chaînes de caractères possibles </text:p>
          </table:table-cell>
          <table:table-cell table:style-name="Table2.E3" office:value-type="string">
            <text:p text:style-name="P31">La validation d’un pattern d’email peut se faire sans recourir à une librairie avec du javascript natif et des regex</text:p>
          </table:table-cell>
        </table:table-row>
        <table:table-row table:style-name="Table2.1">
          <table:covered-table-cell table:style-name="Table2.A3"/>
          <table:table-cell table:style-name="Table2.B4" office:value-type="string">
            <text:p text:style-name="P33">Communication client/server</text:p>
          </table:table-cell>
          <table:table-cell table:style-name="Table2.C4" office:value-type="string">
            <text:p text:style-name="P33">Axios</text:p>
          </table:table-cell>
          <table:table-cell table:style-name="Table2.D4" office:value-type="string">
            <text:p text:style-name="P31">Axios <text:span text:style-name="T12">est une librairie de communication</text:span> avec les API <text:span text:style-name="T12">pour node et</text:span> React .</text:p>
          </table:table-cell>
          <table:table-cell table:style-name="Table2.E4" office:value-type="string">
            <text:p text:style-name="P32">Axios <text:span text:style-name="T12">fournit</text:span> plus de fonctionnalités <text:span text:style-name="T21">que l’api fetch native </text:span>qui <text:span text:style-name="T21">fonctionne bien</text:span> avec les applications qui utilisent React.</text:p>
            <text:p text:style-name="P32"/>
            <text:p text:style-name="P32">Axios est une bibliothèque basée sur les promesses. </text:p>
          </table:table-cell>
        </table:table-row>
        <table:table-row table:style-name="Table2.1">
          <table:covered-table-cell table:style-name="Table2.A3"/>
          <table:table-cell table:style-name="Table2.B5" office:value-type="string">
            <text:p text:style-name="P33">Envoi de mail avec node</text:p>
          </table:table-cell>
          <table:table-cell table:style-name="Table2.C5" office:value-type="string">
            <text:p text:style-name="P33">Nodemailer</text:p>
          </table:table-cell>
          <table:table-cell table:style-name="Table2.D5" office:value-type="string">
            <text:p text:style-name="P31">Nodemailer est un module Node.js, conçu pour l'envoi <text:soft-page-break/>d'e-mails </text:p>
          </table:table-cell>
          <table:table-cell table:style-name="Table2.E5" office:value-type="string">
            <text:p text:style-name="P34">Module node sans dépendances, plus facile à <text:soft-page-break/>maintenir et réduit le risque de failles de sécurité.</text:p>
            <text:p text:style-name="P34"/>
            <text:p text:style-name="P34">Permet d’envoyer des mails au format html (charte graphique)</text:p>
          </table:table-cell>
        </table:table-row>
        <table:table-row table:style-name="Table2.1">
          <table:covered-table-cell table:style-name="Table2.A3"/>
          <table:table-cell table:style-name="Table2.B5" office:value-type="string">
            <text:p text:style-name="P31">Authentifier l’utilisateur</text:p>
          </table:table-cell>
          <table:table-cell table:style-name="Table2.C5" office:value-type="string">
            <text:p text:style-name="P31"><text:span text:style-name="T13">jsonwebtoken</text:span> node.js</text:p>
          </table:table-cell>
          <table:table-cell table:style-name="Table2.D5" office:value-type="string">
            <text:p text:style-name="P34">Transmet de manière sécurisée des informatoins entre différents système<text:span text:style-name="T21">s</text:span> sous forme d’objets json signés</text:p>
          </table:table-cell>
          <table:table-cell table:style-name="Table2.E5" office:value-type="string">
            <text:p text:style-name="P35">JWT est un standard web.</text:p>
            <text:p text:style-name="P35"><text:span text:style-name="T14">jsonwebtoken est l’impl</text:span><text:span text:style-name="T15">é</text:span><text:span text:style-name="T14">men</text:span><text:span text:style-name="T15">ta</text:span><text:span text:style-name="T14">tion</text:span> <text:span text:style-name="T14">la plus utilisée sur npm avec plus de 15M de téléchargements par semaine.</text:span></text:p>
          </table:table-cell>
        </table:table-row>
        <table:table-row table:style-name="Table2.1">
          <table:table-cell table:style-name="Table2.A7" office:value-type="string">
            <text:p text:style-name="P53">Mettre en place une communication réseau</text:p>
          </table:table-cell>
          <table:table-cell table:style-name="Table2.B7" office:value-type="string">
            <text:p text:style-name="P37">Menu de navigation</text:p>
          </table:table-cell>
          <table:table-cell table:style-name="Table2.C7" office:value-type="string">
            <text:p text:style-name="P37">react-router-dom</text:p>
          </table:table-cell>
          <table:table-cell table:style-name="Table2.D7" office:value-type="string">
            <text:p text:style-name="P37">Permet de mettre en place un routage côté client</text:p>
          </table:table-cell>
          <table:table-cell table:style-name="Table2.E7" office:value-type="string">
            <text:p text:style-name="P37">Facilite le découpage de l’application et donc sa maintenance</text:p>
            <text:p text:style-name="P37"/>
            <text:p text:style-name="P37">Permet de charger efficacement les données externes en fonction des routes</text:p>
          </table:table-cell>
        </table:table-row>
        <text:soft-page-break/>
        <table:table-row table:style-name="Table2.8">
          <table:table-cell table:style-name="Table2.A8" office:value-type="string">
            <text:p text:style-name="P53">Permettre aux utilisateur de voir un document sans le télécharger</text:p>
          </table:table-cell>
          <table:table-cell table:style-name="Table2.B8" office:value-type="string">
            <text:p text:style-name="P39">Intégrer une visionneuse </text:p>
          </table:table-cell>
          <table:table-cell table:style-name="Table2.C8" office:value-type="string">
            <text:p text:style-name="P40">React-pdf</text:p>
          </table:table-cell>
          <table:table-cell table:style-name="Table2.D8" office:value-type="string">
            <text:p text:style-name="P41">React-pdf est une bibliothèque open source largement utilisée, conçue spécifiquement pour le rendu de fichier pdf dans les applications React. Cette bibliothèque exploite la puissance du PDF. js, un projet open source populaire de Mozilla, pour analyser et restituer des documents PDF dans le navigateur. </text:p>
          </table:table-cell>
          <table:table-cell table:style-name="Table2.E8" office:value-type="string">
            <text:p text:style-name="P41">Avec environ 950000 téléchargements hebdomadaires sur npm, npm react pdf dispose d'une communauté importante et active. Cela signifie que l’on peut trouver de nombreuses ressources, exemples et assistance de la part d'autres développeurs qui utilisent la bibliothèque. </text:p>
            <text:p text:style-name="P38"/>
            <text:p text:style-name="P38"><text:span text:style-name="T15">React pdf </text:span>fournit une API simple, facilitant ainsi l'intégration dans les projets React existants. <text:span text:style-name="T21">On peut</text:span> afficher rapidement des PDF avec une configuration minimale. </text:p>
          </table:table-cell>
        </table:table-row>
        <table:table-row table:style-name="Table2.1">
          <table:table-cell table:style-name="Table2.A9" office:value-type="string">
            <text:p text:style-name="P53">Permettre une meilleure expérience utilisateur avec une rapidité de chargement des pages web</text:p>
          </table:table-cell>
          <table:table-cell table:style-name="Table2.B9" office:value-type="string">
            <text:p text:style-name="P42">Compresser les images</text:p>
          </table:table-cell>
          <table:table-cell table:style-name="Table2.C9" office:value-type="string">
            <text:p text:style-name="P42">Sharp</text:p>
          </table:table-cell>
          <table:table-cell table:style-name="Table2.D9" office:value-type="string">
            <text:p text:style-name="P42">Sharp est un module de traitement d’images <text:span text:style-name="T16">pour</text:span> node.js</text:p>
          </table:table-cell>
          <table:table-cell table:style-name="Table2.E9" office:value-type="string">
            <text:p text:style-name="P43">Donne une meilleure performance web.</text:p>
            <text:p text:style-name="P43"/>
            <text:p text:style-name="P43">Utilise webp le meilleur format d’images actuel.</text:p>
            <text:p text:style-name="P43"/>
          </table:table-cell>
        </table:table-row>
        <table:table-row table:style-name="Table2.1">
          <table:table-cell table:style-name="Table2.A10" office:value-type="string">
            <text:p text:style-name="P53">Intégrer facilement des polices personnalisées</text:p>
          </table:table-cell>
          <table:table-cell table:style-name="Table2.B10" office:value-type="string">
            <text:p text:style-name="P43">Typographie des textes</text:p>
          </table:table-cell>
          <table:table-cell table:style-name="Table2.C10" office:value-type="string">
            <text:p text:style-name="P45">Google fonts</text:p>
          </table:table-cell>
          <table:table-cell table:style-name="Table2.D10" office:value-type="string">
            <text:p text:style-name="P45">Typographies open-source qui peuvent être intégrées à react-pdf</text:p>
          </table:table-cell>
          <table:table-cell table:style-name="Table2.E10" office:value-type="string">
            <text:p text:style-name="P45">Les fonts google sont open source et gratuites.</text:p>
            <text:p text:style-name="P45">Un large choix est disponible</text:p>
          </table:table-cell>
        </table:table-row>
        <table:table-row table:style-name="Table2.1">
          <table:table-cell table:style-name="Table2.A11" office:value-type="string">
            <text:p text:style-name="P53">Stockés facilement des données structurées ou non</text:p>
          </table:table-cell>
          <table:table-cell table:style-name="Table2.B11" office:value-type="string">
            <text:p text:style-name="P40">Stockage des données</text:p>
          </table:table-cell>
          <table:table-cell table:style-name="Table2.C11" office:value-type="string">
            <text:p text:style-name="P40">MongoDB Express</text:p>
          </table:table-cell>
          <table:table-cell table:style-name="Table2.D11" office:value-type="string">
            <text:p text:style-name="P46">Mongodb est une base de données noSQL</text:p>
          </table:table-cell>
          <table:table-cell table:style-name="Table2.E11" office:value-type="string">
            <text:p text:style-name="P46">Rapidité de mise en œuvre.</text:p>
            <text:p text:style-name="P46"/>
            <text:p text:style-name="P47">Scalable et flexible</text:p>
          </table:table-cell>
        </table:table-row>
        <table:table-row table:style-name="Table2.1">
          <table:table-cell table:style-name="Table2.A12" office:value-type="string">
            <text:p text:style-name="P54">Créer des vignettes <text:soft-page-break/>d’aperçu</text:p>
          </table:table-cell>
          <table:table-cell table:style-name="Table2.B12" office:value-type="string">
            <text:p text:style-name="P44"><text:span text:style-name="T17">créer</text:span> PDF miniature</text:p>
          </table:table-cell>
          <table:table-cell table:style-name="Table2.C12" office:value-type="string">
            <text:p text:style-name="P48"><text:span text:style-name="T22">Pdf2pic </text:span>Node.js</text:p>
          </table:table-cell>
          <table:table-cell table:style-name="Table2.D12" office:value-type="string">
            <text:p text:style-name="P49">Une librairie pour convertir <text:soft-page-break/>un pdf en image</text:p>
          </table:table-cell>
          <table:table-cell table:style-name="Table2.E12" office:value-type="string">
            <text:p text:style-name="P49">Convertit facilement un pdf en <text:soft-page-break/>image</text:p>
            <text:p text:style-name="P49">Permet de générer des miniatures pour utilser en preview</text:p>
          </table:table-cell>
        </table:table-row>
        <table:table-row table:style-name="Table2.1">
          <table:table-cell table:style-name="Table2.A13" office:value-type="string">
            <text:p text:style-name="P49">Exportation Deliveroo</text:p>
          </table:table-cell>
          <table:table-cell table:style-name="Table2.B13" office:value-type="string">
            <text:p text:style-name="P49">Communication avec deliveroo</text:p>
          </table:table-cell>
          <table:table-cell table:style-name="Table2.C13" office:value-type="string">
            <text:p text:style-name="P49">Apis deliveroo</text:p>
          </table:table-cell>
          <table:table-cell table:style-name="Table2.D13" office:value-type="string">
            <text:p text:style-name="P49">Apis rest pour mettre en ligne un menu sur deliveroo</text:p>
          </table:table-cell>
          <table:table-cell table:style-name="Table2.E13" office:value-type="string">
            <text:p text:style-name="P49">Permet de communiquer avec le service de prise de commande / livraison de deliveroo</text:p>
            <text:p text:style-name="P49">Apis rest donnant le contrôle sur les menus entre autres</text:p>
          </table:table-cell>
        </table:table-row>
        <table:table-row table:style-name="Table2.1">
          <table:table-cell table:style-name="Table2.A14" office:value-type="string">
            <text:p text:style-name="P49">Partage sur Instagram</text:p>
          </table:table-cell>
          <table:table-cell table:style-name="Table2.B14" office:value-type="string">
            <text:p text:style-name="P49">Publications sur Instagram</text:p>
          </table:table-cell>
          <table:table-cell table:style-name="Table2.C14" office:value-type="string">
            <text:p text:style-name="P49">Api Grap Instagram Meta</text:p>
          </table:table-cell>
          <table:table-cell table:style-name="Table2.D14" office:value-type="string">
            <text:p text:style-name="P49">Api <text:span text:style-name="T23">Http</text:span></text:p>
          </table:table-cell>
          <table:table-cell table:style-name="Table2.E14" office:value-type="string">
            <text:p text:style-name="P49"><text:span text:style-name="T23">L</text:span>’API Graph pour Instagram <text:span text:style-name="T23">permet</text:span> de publier, sur <text:span text:style-name="T23">les</text:span> comptes professionnels Instagram, des images, des vidéos ou des reels uniques (c’est-à-dire des publications avec un seul contenu multimédia) ou encore des publications contenant plusieurs images et vidéos (publications de type carrousel). </text:p>
          </table:table-cell>
        </table:table-row>
      </table:table>
      <text:p text:style-name="P16"/>
      <text:p text:style-name="P16"/>
      <text:p text:style-name="P50"/>
      <text:list xml:id="list160544294809705" text:continue-numbering="true" text:style-name="WWNum3">
        <text:list-item>
          <text:p text:style-name="P70"><text:bookmark text:name="_ex0md8td8283"/><text:bookmark-start text:name="__RefHeading___Toc369612_3942369078"/>Liens avec le back-end <text:bookmark-end text:name="__RefHeading___Toc369612_3942369078"/></text:p>
        </text:list-item>
      </text:list>
      <text:p text:style-name="P16"/>
      <text:p text:style-name="Heading_20_3"><text:bookmark-start text:name="__RefHeading___Toc369634_3942369078"/><text:span text:style-name="T9">Serveur mis en place</text:span><text:span text:style-name="T24"> </text:span><text:bookmark-end text:name="__RefHeading___Toc369634_3942369078"/></text:p>
      <text:p text:style-name="Standard"><text:span text:style-name="T24"/></text:p>
      <text:p text:style-name="P22"><text:span text:style-name="T25">Nous</text:span><text:span text:style-name="T28"> allons mettre en place un serveur </text:span><text:span text:style-name="T9">Node.js</text:span><text:span text:style-name="T28"> et</text:span><text:span text:style-name="T9"> Express.js </text:span><text:span text:style-name="T10">qui utilisent le langage javascript, c’est un serveur très courant utilisé partout dans le monde pour développer des applications web.</text:span></text:p>
      <text:p text:style-name="P23"><text:span text:style-name="T10"/></text:p>
      <text:p text:style-name="P19"><text:span text:style-name="T7">A</text:span><text:span text:style-name="T8">PI développées</text:span> </text:p>
      <text:p text:style-name="P19"><text:soft-page-break/></text:p>
      <text:p text:style-name="P15"><text:tab/><text:span text:style-name="T23">Une api sera exposée par le serveur pour permettre :</text:span></text:p>
      <text:list text:style-name="L1">
        <text:list-item>
          <text:p text:style-name="P75">La gestion des informations de l’util<text:span text:style-name="T45">i</text:span>sateur</text:p>
        </text:list-item>
        <text:list-item>
          <text:p text:style-name="P75">Le branding du restaurant</text:p>
        </text:list-item>
        <text:list-item>
          <text:p text:style-name="P82"><text:span text:style-name="T26">L</text:span><text:span text:style-name="T24">a sauvegarde et la consultation des menus créés sur le site</text:span></text:p>
        </text:list-item>
      </text:list>
      <text:p text:style-name="P25"><text:span text:style-name="T24"/></text:p>
      <text:p text:style-name="P73"><text:bookmark-start text:name="__RefHeading___Toc369632_3942369078"/>Base de données <text:bookmark-end text:name="__RefHeading___Toc369632_3942369078"/></text:p>
      <text:p text:style-name="P55"><text:span text:style-name="T24"/></text:p>
      <text:p text:style-name="P64"><text:span text:style-name="T28">M</text:span><text:span text:style-name="T25">ongodb </text:span><text:span text:style-name="T27">qui</text:span><text:span text:style-name="T25"> est une base de données NoSql </text:span><text:span text:style-name="T28">performante et scalable sera utilisée pour assurer la persistance des données de l’application.</text:span></text:p>
      <text:p text:style-name="P62"/>
      <text:p text:style-name="P51"/>
      <text:list xml:id="list160545138439048" text:continue-list="list160544294809705" text:style-name="WWNum3">
        <text:list-item>
          <text:p text:style-name="P69"><text:bookmark text:name="_a61v3uh5vs19"/><text:bookmark-start text:name="__RefHeading___Toc369610_3942369078"/>Préconisations concernant le domaine et l’hébergement<text:bookmark-end text:name="__RefHeading___Toc369610_3942369078"/></text:p>
        </text:list-item>
      </text:list>
      <text:p text:style-name="P16"/>
      <text:list text:style-name="WWNum7">
        <text:list-header>
          <text:p text:style-name="P76"/>
          <text:p text:style-name="P77">Le nom de domaine sera un sous-domaine de Qwenta en cours de validation.</text:p>
          <text:p text:style-name="P76"/>
          <text:p text:style-name="P76"/>
        </text:list-header>
      </text:list>
      <text:p text:style-name="Heading_20_3"><text:bookmark-start text:name="__RefHeading___Toc369630_3942369078"/>Nom du domaine<text:bookmark-end text:name="__RefHeading___Toc369630_3942369078"/></text:p>
      <text:p text:style-name="Standard"/>
      <text:p text:style-name="P61"><text:span text:style-name="T34">m</text:span><text:span text:style-name="T31">enu-</text:span><text:span text:style-name="T34">m</text:span><text:span text:style-name="T31">aker.</text:span><text:span text:style-name="T34">q</text:span><text:span text:style-name="T31">wenta.com</text:span></text:p>
      <text:p text:style-name="P61"><text:span text:style-name="T31"/></text:p>
      <text:p text:style-name="P74"><text:bookmark-start text:name="__RefHeading___Toc369628_3942369078"/>Hébergeur<text:bookmark-end text:name="__RefHeading___Toc369628_3942369078"/></text:p>
      <text:p text:style-name="P61"><text:span text:style-name="T32"/></text:p>
      <text:p text:style-name="P63"><text:span text:style-name="T32">OVHcloud </text:span><text:span text:style-name="T33">Leader français de l’hébergement a été retenu. L’offre préconisée est celle permettant d’acquérir un h</text:span><text:span text:style-name="T32">ébergement avec serveur dédié. </text:span><text:span text:style-name="T33">Ainsi nous pourrons déployer le serveur web et la base de donnée sur nos propres machines.</text:span></text:p>
      <text:p text:style-name="P17"/>
      <text:p text:style-name="P56"><text:bookmark-start text:name="__RefHeading___Toc369626_3942369078"/>Adresses email :<text:bookmark-end text:name="__RefHeading___Toc369626_3942369078"/></text:p>
      <text:p text:style-name="P65"/>
      <text:list text:style-name="L2">
        <text:list-item>
          <text:p text:style-name="P83"><text:span text:style-name="T5">contact@</text:span><text:span text:style-name="T34">m</text:span><text:span text:style-name="T31">enu-</text:span><text:span text:style-name="T34">m</text:span><text:span text:style-name="T31">aker.</text:span><text:span text:style-name="T34">q</text:span><text:span text:style-name="T31">wenta.com</text:span></text:p>
        </text:list-item>
        <text:list-item>
          <text:p text:style-name="P84"><text:span text:style-name="T31">s</text:span><text:span text:style-name="T30">upport@m</text:span><text:span text:style-name="T31">enu-</text:span><text:span text:style-name="T30">m</text:span><text:span text:style-name="T31">aker.</text:span><text:span text:style-name="T30">q</text:span><text:span text:style-name="T31">wenta.com</text:span></text:p>
        </text:list-item>
      </text:list>
      <text:p text:style-name="P52"><text:soft-page-break/></text:p>
      <text:list text:continue-list="list160545138439048" text:style-name="WWNum3">
        <text:list-item>
          <text:p text:style-name="P71"><text:bookmark text:name="_n56najuvb5ys"/><text:bookmark-start text:name="__RefHeading___Toc369608_3942369078"/>Accessibilité<text:bookmark-end text:name="__RefHeading___Toc369608_3942369078"/></text:p>
        </text:list-item>
      </text:list>
      <text:p text:style-name="P14"/>
      <text:p text:style-name="Heading_20_3"><text:bookmark-start text:name="__RefHeading___Toc369624_3942369078"/>Compatibilité navigateur.<text:bookmark-end text:name="__RefHeading___Toc369624_3942369078"/></text:p>
      <text:p text:style-name="Standard"/>
      <text:p text:style-name="P78">Le site sera compatible avec les dernières versions de Chrome, Safari et Firefox.</text:p>
      <text:p text:style-name="P24"><text:span text:style-name="T29"/></text:p>
      <text:p text:style-name="Heading_20_3"><text:bookmark-start text:name="__RefHeading___Toc369622_3942369078"/>Types d’appareils.<text:bookmark-end text:name="__RefHeading___Toc369622_3942369078"/></text:p>
      <text:p text:style-name="Standard"/>
      <text:p text:style-name="P18"><text:span text:style-name="T18">Le site </text:span><text:span text:style-name="T44">fonctionnera sur des ordinateurs de bureau et ordinateurs portables uniquement (desktop).</text:span></text:p>
      <text:p text:style-name="P18"/>
      <text:p text:style-name="P57"><text:bookmark-start text:name="__RefHeading___Toc369620_3942369078"/>Couleurs du site.<text:bookmark-end text:name="__RefHeading___Toc369620_3942369078"/></text:p>
      <text:p text:style-name="P58"/>
      <text:p text:style-name="P58"><text:tab/><text:span text:style-name="T4">Le site contiendra les couleurs principales suivantes : </text:span></text:p>
      <text:p text:style-name="P58"><text:tab/></text:p>
      <text:p text:style-name="P59">-<text:span text:style-name="T4">Beige : #FFF4E8</text:span></text:p>
      <text:p text:style-name="P85">-Green : #8BC7B1</text:p>
      <text:p text:style-name="P85">-Black : #000</text:p>
      <text:p text:style-name="P85">-White : #FFF</text:p>
      <text:p text:style-name="P85">-Brown : #C5A073</text:p>
      <text:p text:style-name="P60"><text:span text:style-name="T4"/></text:p>
      <text:p text:style-name="Heading_20_3"><text:bookmark-start text:name="__RefHeading___Toc369618_3942369078"/>SEO<text:bookmark-end text:name="__RefHeading___Toc369618_3942369078"/></text:p>
      <text:p text:style-name="P20"/>
      <text:p text:style-name="P20">La stratégie d'acquisition ne prévoit pas d'exigences particulières en termes de SEO.</text:p>
      <text:p text:style-name="P20"/>
      <text:p text:style-name="Heading_20_3"><text:bookmark-start text:name="__RefHeading___Toc369616_3942369078"/>Analyse du comportement des utilisateurs<text:bookmark-end text:name="__RefHeading___Toc369616_3942369078"/></text:p>
      <text:p text:style-name="P18"/>
      <text:p text:style-name="P18">Il n'y aura pas d'outil à intégrer pour capter le comportement des utilisateurs pour le moment.<text:line-break/></text:p>
      <text:p text:style-name="P21"/>
      <text:p text:style-name="P21"/>
      <text:list xml:id="list160544303629790" text:continue-numbering="true" text:style-name="WWNum3">
        <text:list-item>
          <text:p text:style-name="P72"><text:bookmark text:name="_l80x4g9stizp"/><text:bookmark-start text:name="__RefHeading___Toc369606_3942369078"/><text:soft-page-break/>Recommandations en termes de sécurité<text:line-break/><text:bookmark-end text:name="__RefHeading___Toc369606_3942369078"/><text:span text:style-name="T4"/></text:p>
        </text:list-item>
      </text:list>
      <text:list xml:id="list364266824" text:style-name="L3">
        <text:list-item>
          <text:p text:style-name="P86"><text:span text:style-name="T39">Mettre en œuvre une authentification et une autorisation fortes. </text:span><text:span text:style-name="T30">Appli</text:span><text:span text:style-name="T35">cation</text:span><text:span text:style-name="T30"> de contrôles d’autorisation </text:span><text:span text:style-name="T35">sur les fonctionnalités «connectées»</text:span><text:span text:style-name="T30">.</text:span></text:p>
        </text:list-item>
        <text:list-item>
          <text:p text:style-name="P86"><text:span text:style-name="T40">Valider le</text:span><text:span text:style-name="T41">s</text:span><text:span text:style-name="T40"> </text:span><text:span text:style-name="T41">données</text:span><text:span text:style-name="T40"> en entrée et en sortie</text:span><text:span text:style-name="T42">. </text:span><text:span text:style-name="T43">Validation des saisies (ex email) et utilisation des schémas mongoose.</text:span></text:p>
        </text:list-item>
        <text:list-item>
          <text:p text:style-name="P86"><text:span text:style-name="T40">Utiliser une communication sécurisée</text:span><text:span text:style-name="T42">. Utilis</text:span><text:span text:style-name="T43">ation</text:span><text:span text:style-name="T42"> d</text:span><text:span text:style-name="T43">u</text:span><text:span text:style-name="T42"> protocole </text:span><text:span text:style-name="T43">https</text:span><text:span text:style-name="T42">.</text:span></text:p>
        </text:list-item>
        <text:list-item>
          <text:p text:style-name="P86"><text:span text:style-name="T40">Mettre en œuvre la limitation et l’étranglement du débit</text:span><text:span text:style-name="T42">. Appli</text:span><text:span text:style-name="T43">cation</text:span><text:span text:style-name="T42"> de limites au nombre de demandes que les clients des API peuvent exécuter dans un délai spécifié pour empêcher les attaques par déni de service distribué (DdoS) et les attaques par force brute. </text:span><text:span text:style-name="T43">Configurer la protection au niveau l’hébergement.</text:span></text:p>
        </text:list-item>
        <text:list-item>
          <text:p text:style-name="P87"><text:span text:style-name="T40">Appliquer la conformité des schémas et des protocoles</text:span><text:span text:style-name="T42">. </text:span><text:span text:style-name="T43">Utilisation de</text:span><text:span text:style-name="T42"> spécifications OpenAPI </text:span><text:span text:style-name="T43">(aka Swagger) </text:span><text:span text:style-name="T42">pour assurer une politique de sécurité cohérente.</text:span></text:p>
        </text:list-item>
        <text:list-item>
          <text:p text:style-name="P87"><text:span text:style-name="T37">Respect des recommandations OWASP.</text:span><text:span text:style-name="T30"><text:line-break/></text:span></text:p>
        </text:list-item>
      </text:list>
      <text:list text:continue-list="list160544303629790" text:style-name="WWNum3">
        <text:list-item>
          <text:p text:style-name="P72"><text:bookmark text:name="_vbbknpfyus5o"/><text:bookmark-start text:name="__RefHeading___Toc369604_3942369078"/><text:span text:style-name="T3">Maintenance du site et futures mises à jour</text:span><text:bookmark-end text:name="__RefHeading___Toc369604_3942369078"/></text:p>
        </text:list-item>
      </text:list>
      <text:p text:style-name="P13"><text:span text:style-name="T6"/></text:p>
      <text:list text:style-name="WWNum2">
        <text:list-header>
          <text:p text:style-name="P79">Le contrat de maintenance comprendra en termes à définir</text:p>
        </text:list-header>
      </text:list>
      <text:list text:continue-list="list364266824" text:style-name="L3">
        <text:list-item>
          <text:p text:style-name="P81">La mise à niveau régulière des librairies utilisées par le projet. (exigence de sécurité)</text:p>
        </text:list-item>
        <text:list-item>
          <text:p text:style-name="P88"><text:span text:style-name="T36">La correction des anomalies/</text:span><text:span text:style-name="T38">bugs</text:span><text:span text:style-name="T36"> déclarées sur un outil (jira) mis à disposition du client.</text:span></text:p>
        </text:list-item>
        <text:list-item>
          <text:p text:style-name="P80">La prise en charge de la relation client avec le service d’hébergement.</text:p>
        </text:list-item>
        <text:list-item>
          <text:p text:style-name="P80">La mise en place de purges des données obsolètes</text:p>
        </text:list-item>
        <text:list-item>
          <text:p text:style-name="P80">La mise en place d’un plan de sauvegarde / restauration des données et du serveur.</text:p>
        </text:list-item>
        <text:list-item>
          <text:p text:style-name="P89"><text:span text:style-name="T36">L</text:span><text:span text:style-name="T30">a correction de tous bugs découverts par l’équipe de développement.</text:span></text:p>
          <text:p text:style-name="P90"><text:span text:style-name="T30"/></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 fo:font-family="Montserrat" style:font-family-generic="roman" style:font-pitch="variable" fo:font-size="15pt" fo:font-weight="bold" style:font-name-asian="Montserrat1" style:font-family-asian="Montserrat" style:font-family-generic-asian="system" style:font-pitch-asian="variable" style:font-size-asian="15pt" style:font-weight-asian="bold" style:font-name-complex="Montserrat1"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7e_LT_7e_Notizen" style:display-name="TITL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1" style:display-name="BIG_NUMBER~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BIG_5f_NUMBER_7e_LT_7e_Gliederung_20_2" style:display-name="BIG_NUMBER~LT~Gliederung 2" style:family="paragraph" style:parent-style-name="BIG_5f_NUMBER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G_5f_NUMBER_7e_LT_7e_Gliederung_20_3" style:display-name="BIG_NUMBER~LT~Gliederung 3" style:family="paragraph" style:parent-style-name="BIG_5f_NUMBER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G_5f_NUMBER_7e_LT_7e_Gliederung_20_4" style:display-name="BIG_NUMBER~LT~Gliederung 4" style:family="paragraph" style:parent-style-name="BIG_5f_NUMBER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G_5f_NUMBER_7e_LT_7e_Gliederung_20_5" style:display-name="BIG_NUMBER~LT~Gliederung 5" style:family="paragraph" style:parent-style-name="BIG_5f_NUMBER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6" style:display-name="BIG_NUMBER~LT~Gliederung 6" style:family="paragraph" style:parent-style-name="BIG_5f_NUMBER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7" style:display-name="BIG_NUMBER~LT~Gliederung 7" style:family="paragraph" style:parent-style-name="BIG_5f_NUMBER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8" style:display-name="BIG_NUMBER~LT~Gliederung 8" style:family="paragraph" style:parent-style-name="BIG_5f_NUMBER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Gliederung_20_9" style:display-name="BIG_NUMBER~LT~Gliederung 9" style:family="paragraph" style:parent-style-name="BIG_5f_NUMBER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G_5f_NUMBER_7e_LT_7e_Titel" style:display-name="BIG_NUMBER~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BIG_5f_NUMBER_7e_LT_7e_Untertitel" style:display-name="BIG_NUMBER~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IG_5f_NUMBER_7e_LT_7e_Notizen" style:display-name="BIG_NUMBER~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IG_5f_NUMBER_7e_LT_7e_Hintergrundobjekte" style:display-name="BIG_NUMBER~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IG_5f_NUMBER_7e_LT_7e_Hintergrund" style:display-name="BIG_NUMBER~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ECTION_5f_HEADER_7e_LT_7e_Gliederung_20_1" style:display-name="SECTION_HEADER~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ECTION_5f_HEADER_7e_LT_7e_Gliederung_20_2" style:display-name="SECTION_HEADER~LT~Gliederung 2" style:family="paragraph" style:parent-style-name="SECTION_5f_HEADER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3" style:display-name="SECTION_HEADER~LT~Gliederung 3" style:family="paragraph" style:parent-style-name="SECTION_5f_HEADER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4" style:display-name="SECTION_HEADER~LT~Gliederung 4" style:family="paragraph" style:parent-style-name="SECTION_5f_HEADER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5" style:display-name="SECTION_HEADER~LT~Gliederung 5" style:family="paragraph" style:parent-style-name="SECTION_5f_HEADER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6" style:display-name="SECTION_HEADER~LT~Gliederung 6" style:family="paragraph" style:parent-style-name="SECTION_5f_HEADER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7" style:display-name="SECTION_HEADER~LT~Gliederung 7" style:family="paragraph" style:parent-style-name="SECTION_5f_HEADER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8" style:display-name="SECTION_HEADER~LT~Gliederung 8" style:family="paragraph" style:parent-style-name="SECTION_5f_HEADER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9" style:display-name="SECTION_HEADER~LT~Gliederung 9" style:family="paragraph" style:parent-style-name="SECTION_5f_HEADER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Titel" style:display-name="SECTION_HEADER~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ECTION_5f_HEADER_7e_LT_7e_Untertitel" style:display-name="SECTION_HEADER~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ECTION_5f_HEADER_7e_LT_7e_Notizen" style:display-name="SECTION_HEADER~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ECTION_5f_HEADER_7e_LT_7e_Hintergrundobjekte" style:display-name="SECTION_HEADER~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ECTION_5f_HEADER_7e_LT_7e_Hintergrund" style:display-name="SECTION_HEADER~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AND_5f_BODY_7e_LT_7e_Gliederung_20_1" style:display-name="TITLE_AND_BOD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Untertitel" style:display-name="TITLE_AND_BOD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Notizen" style:display-name="TITLE_AND_BOD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BODY_7e_LT_7e_Hintergrundobjekte" style:display-name="TITLE_AND_BOD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AND_5f_BODY_7e_LT_7e_Hintergrund" style:display-name="TITLE_AND_BOD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AND_5f_TWO_5f_COLUMNS_7e_LT_7e_Gliederung_20_1" style:display-name="TITLE_AND_TWO_COLUMNS~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TWO_5f_COLUMNS_7e_LT_7e_Untertitel" style:display-name="TITLE_AND_TWO_COLUMNS~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TWO_5f_COLUMNS_7e_LT_7e_Notizen" style:display-name="TITLE_AND_TWO_COLUMNS~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AND_5f_TWO_5f_COLUMNS_7e_LT_7e_Hintergrund" style:display-name="TITLE_AND_TWO_COLUMN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ONLY_7e_LT_7e_Gliederung_20_1" style:display-name="TITLE_ONL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TITLE_5f_ONLY_7e_LT_7e_Untertitel" style:display-name="TITLE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5f_ONLY_7e_LT_7e_Notizen" style:display-name="TITLE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5f_ONLY_7e_LT_7e_Hintergrundobjekte" style:display-name="TITLE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ITLE_5f_ONLY_7e_LT_7e_Hintergrund" style:display-name="TITLE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NE_5f_COLUMN_5f_TEXT_7e_LT_7e_Gliederung_20_1" style:display-name="ONE_COLUMN_TEXT~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ONE_5f_COLUMN_5f_TEXT_7e_LT_7e_Gliederung_20_2" style:display-name="ONE_COLUMN_TEXT~LT~Gliederung 2" style:family="paragraph" style:parent-style-name="ONE_5f_COLUMN_5f_TEXT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NE_5f_COLUMN_5f_TEXT_7e_LT_7e_Gliederung_20_3" style:display-name="ONE_COLUMN_TEXT~LT~Gliederung 3" style:family="paragraph" style:parent-style-name="ONE_5f_COLUMN_5f_TEXT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NE_5f_COLUMN_5f_TEXT_7e_LT_7e_Gliederung_20_4" style:display-name="ONE_COLUMN_TEXT~LT~Gliederung 4" style:family="paragraph" style:parent-style-name="ONE_5f_COLUMN_5f_TEXT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NE_5f_COLUMN_5f_TEXT_7e_LT_7e_Gliederung_20_5" style:display-name="ONE_COLUMN_TEXT~LT~Gliederung 5" style:family="paragraph" style:parent-style-name="ONE_5f_COLUMN_5f_TEXT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6" style:display-name="ONE_COLUMN_TEXT~LT~Gliederung 6" style:family="paragraph" style:parent-style-name="ONE_5f_COLUMN_5f_TEXT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7" style:display-name="ONE_COLUMN_TEXT~LT~Gliederung 7" style:family="paragraph" style:parent-style-name="ONE_5f_COLUMN_5f_TEXT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8" style:display-name="ONE_COLUMN_TEXT~LT~Gliederung 8" style:family="paragraph" style:parent-style-name="ONE_5f_COLUMN_5f_TEXT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Gliederung_20_9" style:display-name="ONE_COLUMN_TEXT~LT~Gliederung 9" style:family="paragraph" style:parent-style-name="ONE_5f_COLUMN_5f_TEXT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NE_5f_COLUMN_5f_TEXT_7e_LT_7e_Titel" style:display-name="ONE_COLUMN_TEXT~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ONE_5f_COLUMN_5f_TEXT_7e_LT_7e_Untertitel" style:display-name="ONE_COLUMN_TEX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NE_5f_COLUMN_5f_TEXT_7e_LT_7e_Notizen" style:display-name="ONE_COLUMN_TEX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NE_5f_COLUMN_5f_TEXT_7e_LT_7e_Hintergrundobjekte" style:display-name="ONE_COLUMN_TEX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ONE_5f_COLUMN_5f_TEXT_7e_LT_7e_Hintergrund" style:display-name="ONE_COLUMN_TEX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IN_5f_POINT_7e_LT_7e_Gliederung_20_1" style:display-name="MAIN_POINT~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MAIN_5f_POINT_7e_LT_7e_Gliederung_20_2" style:display-name="MAIN_POINT~LT~Gliederung 2" style:family="paragraph" style:parent-style-name="MAIN_5f_POINT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MAIN_5f_POINT_7e_LT_7e_Gliederung_20_3" style:display-name="MAIN_POINT~LT~Gliederung 3" style:family="paragraph" style:parent-style-name="MAIN_5f_POINT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MAIN_5f_POINT_7e_LT_7e_Gliederung_20_4" style:display-name="MAIN_POINT~LT~Gliederung 4" style:family="paragraph" style:parent-style-name="MAIN_5f_POINT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MAIN_5f_POINT_7e_LT_7e_Gliederung_20_5" style:display-name="MAIN_POINT~LT~Gliederung 5" style:family="paragraph" style:parent-style-name="MAIN_5f_POINT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6" style:display-name="MAIN_POINT~LT~Gliederung 6" style:family="paragraph" style:parent-style-name="MAIN_5f_POINT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7" style:display-name="MAIN_POINT~LT~Gliederung 7" style:family="paragraph" style:parent-style-name="MAIN_5f_POINT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8" style:display-name="MAIN_POINT~LT~Gliederung 8" style:family="paragraph" style:parent-style-name="MAIN_5f_POINT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Gliederung_20_9" style:display-name="MAIN_POINT~LT~Gliederung 9" style:family="paragraph" style:parent-style-name="MAIN_5f_POINT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IN_5f_POINT_7e_LT_7e_Titel" style:display-name="MAIN_POINT~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MAIN_5f_POINT_7e_LT_7e_Untertitel" style:display-name="MAIN_POIN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IN_5f_POINT_7e_LT_7e_Notizen" style:display-name="MAIN_POINT~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IN_5f_POINT_7e_LT_7e_Hintergrundobjekte" style:display-name="MAIN_POIN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MAIN_5f_POINT_7e_LT_7e_Hintergrund" style:display-name="MAIN_POIN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ECTION_5f_TITLE_5f_AND_5f_DESCRIPTION_7e_LT_7e_Gliederung_20_1" style:display-name="SECTION_TITLE_AND_DESCRIPTION~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ECTION_5f_TITLE_5f_AND_5f_DESCRIPTION_7e_LT_7e_Hintergrund" style:display-name="SECTION_TITLE_AND_DESCRIPTI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APTION_5f_ONLY_7e_LT_7e_Gliederung_20_1" style:display-name="CAPTION_ONLY~LT~Gliederung 1" style:family="paragraph">
      <style:paragraph-properties fo:margin-top="0.4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paragraph-properties fo:margin-top="0.4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paragraph-properties fo:margin-top="0.3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paragraph-properties fo:margin-top="0.199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paragraph-properties fo:margin-top="0.101cm" fo:margin-bottom="0cm" style:contextual-spacing="false"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paragraph-properties style:line-height-at-least="0cm" fo:text-align="start" style:justify-single-word="false" style:writing-mode="lr-tb"/>
      <style:text-properties fo:font-variant="normal" fo:text-transform="none"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Noto Sans1" style:font-family-complex="'Noto Sans'" style:font-family-generic-complex="system" style:font-pitch-complex="variable" style:font-size-complex="12pt" style:text-emphasize="none"/>
    </style:style>
    <style:style style:name="CAPTION_5f_ONLY_7e_LT_7e_Untertitel" style:display-name="CAPTION_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APTION_5f_ONLY_7e_LT_7e_Notizen" style:display-name="CAPTION_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APTION_5f_ONLY_7e_LT_7e_Hintergrundobjekte" style:display-name="CAPTION_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CAPTION_5f_ONLY_7e_LT_7e_Hintergrund" style:display-name="CAPTION_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24.12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23.62cm" style:type="right" style:leader-style="dotted" style:leader-text="."/>
        </style:tab-stops>
      </style:paragraph-properties>
    </style:style>
    <style:style style:name="ListLabel_20_1" style:display-name="ListLabel 1" style:family="text">
      <style:text-properties style:font-name="Montserrat"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9-05T16:05:35.018000000</dc:date>
    <meta:editing-duration>P2DT20H38M51S</meta:editing-duration>
    <meta:editing-cycles>17</meta:editing-cycles>
    <meta:document-statistic meta:table-count="2" meta:image-count="0" meta:object-count="0" meta:page-count="8" meta:paragraph-count="162" meta:word-count="1236" meta:character-count="8046" meta:non-whitespace-character-count="6974"/>
  </office:meta>
</office:document-meta>
</file>